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venirNextRoundedW04-Medium" svg:font-family="AvenirNextRoundedW04-Medium" style:font-family-generic="swiss"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Normal" style:family="paragraph">
      <style:text-properties fo:hyphenate="true"/>
    </style:style>
    <style:style style:name="P3" style:parent-style-name="Normal" style:family="paragraph">
      <style:text-properties style:font-name="Times New Roman" fo:color="#000000"/>
    </style:style>
    <style:style style:name="P4" style:parent-style-name="Normal" style:family="paragraph">
      <style:text-properties style:font-name="Times New Roman" fo:color="#000000"/>
    </style:style>
    <style:style style:name="P5" style:parent-style-name="Normal" style:family="paragraph">
      <style:text-properties style:font-name="Times New Roman" fo:color="#000000"/>
    </style:style>
    <style:style style:name="P6" style:parent-style-name="Normal" style:family="paragraph">
      <style:paragraph-properties fo:text-align="end"/>
    </style:style>
    <style:style style:name="T7" style:parent-style-name="Fuentedepárrafopredeter." style:family="text">
      <style:text-properties style:font-name="Times New Roman" fo:font-weight="bold" style:font-weight-asian="bold" style:font-weight-complex="bold" fo:color="#4363A4" fo:letter-spacing="-0.0034in" fo:font-size="36pt" style:font-size-asian="36pt" style:font-size-complex="36pt" fo:background-color="#F5F4F0"/>
    </style:style>
    <style:style style:name="P8" style:parent-style-name="Normal" style:family="paragraph">
      <style:paragraph-properties fo:text-align="end"/>
      <style:text-properties style:font-name="Times New Roman" fo:font-variant="small-caps" fo:color="#404040" fo:font-size="36pt" style:font-size-asian="36pt" style:font-size-complex="36pt"/>
    </style:style>
    <style:style style:name="T9" style:parent-style-name="Fuentedepárrafopredeter." style:family="text">
      <style:text-properties style:font-name="Times New Roman" fo:font-weight="bold" style:font-weight-asian="bold" style:font-weight-complex="bold" fo:color="#000000"/>
    </style:style>
    <style:style style:name="P10"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11" style:parent-style-name="Normal" style:family="paragraph">
      <style:paragraph-properties fo:break-before="page"/>
      <style:text-properties fo:hyphenate="true"/>
    </style:style>
    <style:style style:name="T12" style:parent-style-name="Fuentedepárrafopredeter." style:family="text">
      <style:text-properties style:font-name="Times New Roman" fo:font-weight="bold" style:font-weight-asian="bold" style:font-weight-complex="bold" fo:color="#000000"/>
    </style:style>
    <style:style style:name="P13" style:parent-style-name="Normal" style:family="paragraph">
      <style:text-properties style:font-name="Times New Roman" fo:color="#000000" style:language-asian="es" style:country-asian="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T15" style:parent-style-name="Hipervínculo" style:family="text">
      <style:text-properties style:font-name="Times New Roman" fo:color="#000000"/>
    </style:style>
    <style:style style:name="T16" style:parent-style-name="Fuentedepárrafopredeter." style:family="text">
      <style:text-properties style:font-name="Times New Roman" fo:color="#000000"/>
    </style:style>
    <style:style style:name="P17" style:parent-style-name="TDC1" style:family="paragraph">
      <style:paragraph-properties>
        <style:tab-stops>
          <style:tab-stop style:type="right" style:leader-style="dotted" style:leader-text="." style:position="5.8986in"/>
        </style:tab-stops>
      </style:paragraph-properties>
    </style:style>
    <style:style style:name="T18" style:parent-style-name="Hipervínculo" style:family="text">
      <style:text-properties style:font-name="Times New Roman" fo:color="#000000"/>
    </style:style>
    <style:style style:name="T19" style:parent-style-name="Fuentedepárrafopredeter." style:family="text">
      <style:text-properties style:font-name="Times New Roman" fo:color="#000000"/>
    </style:style>
    <style:style style:name="P20" style:parent-style-name="TDC1" style:family="paragraph">
      <style:paragraph-properties>
        <style:tab-stops>
          <style:tab-stop style:type="right" style:leader-style="dotted" style:leader-text="." style:position="5.8986in"/>
        </style:tab-stops>
      </style:paragraph-properties>
    </style:style>
    <style:style style:name="T21" style:parent-style-name="Hipervínculo" style:family="text">
      <style:text-properties style:font-name="Times New Roman" fo:color="#000000"/>
    </style:style>
    <style:style style:name="T22" style:parent-style-name="Fuentedepárrafopredeter." style:family="text">
      <style:text-properties style:font-name="Times New Roman" fo:color="#000000"/>
    </style:style>
    <style:style style:name="P23" style:parent-style-name="TDC1" style:family="paragraph">
      <style:paragraph-properties>
        <style:tab-stops>
          <style:tab-stop style:type="right" style:leader-style="dotted" style:leader-text="." style:position="5.8986in"/>
        </style:tab-stops>
      </style:paragraph-properties>
    </style:style>
    <style:style style:name="T24" style:parent-style-name="Hipervínculo" style:family="text">
      <style:text-properties style:font-name="Times New Roman" fo:color="#000000"/>
    </style:style>
    <style:style style:name="T25" style:parent-style-name="Fuentedepárrafopredeter." style:family="text">
      <style:text-properties style:font-name="Times New Roman" fo:color="#000000"/>
    </style:style>
    <style:style style:name="P26" style:parent-style-name="TDC1" style:family="paragraph">
      <style:paragraph-properties>
        <style:tab-stops>
          <style:tab-stop style:type="right" style:leader-style="dotted" style:leader-text="." style:position="5.8986in"/>
        </style:tab-stops>
      </style:paragraph-properties>
    </style:style>
    <style:style style:name="T27" style:parent-style-name="Hipervínculo" style:family="text">
      <style:text-properties style:font-name="Times New Roman" style:font-weight-complex="bold" fo:color="#000000"/>
    </style:style>
    <style:style style:name="T28" style:parent-style-name="Fuentedepárrafopredeter." style:family="text">
      <style:text-properties style:font-name="Times New Roman" fo:color="#000000"/>
    </style:style>
    <style:style style:name="P29" style:parent-style-name="TDC2" style:family="paragraph">
      <style:paragraph-properties>
        <style:tab-stops>
          <style:tab-stop style:type="right" style:leader-style="dotted" style:leader-text="." style:position="5.7319in"/>
        </style:tab-stops>
      </style:paragraph-properties>
    </style:style>
    <style:style style:name="T30" style:parent-style-name="Hipervínculo" style:family="text">
      <style:text-properties style:font-name="Times New Roman" fo:color="#000000"/>
    </style:style>
    <style:style style:name="T31" style:parent-style-name="Fuentedepárrafopredeter." style:family="text">
      <style:text-properties style:font-name="Times New Roman" fo:color="#000000"/>
    </style:style>
    <style:style style:name="P32" style:parent-style-name="TDC2" style:family="paragraph">
      <style:paragraph-properties>
        <style:tab-stops>
          <style:tab-stop style:type="right" style:leader-style="dotted" style:leader-text="." style:position="5.7319in"/>
        </style:tab-stops>
      </style:paragraph-properties>
    </style:style>
    <style:style style:name="T33" style:parent-style-name="Hipervínculo" style:family="text">
      <style:text-properties style:font-name="Times New Roman" fo:color="#000000"/>
    </style:style>
    <style:style style:name="T34" style:parent-style-name="Fuentedepárrafopredeter." style:family="text">
      <style:text-properties style:font-name="Times New Roman" fo:color="#000000"/>
    </style:style>
    <style:style style:name="P35" style:parent-style-name="TDC2" style:family="paragraph">
      <style:paragraph-properties>
        <style:tab-stops>
          <style:tab-stop style:type="right" style:leader-style="dotted" style:leader-text="." style:position="5.7319in"/>
        </style:tab-stops>
      </style:paragraph-properties>
    </style:style>
    <style:style style:name="T36" style:parent-style-name="Hipervínculo" style:family="text">
      <style:text-properties style:font-name="Times New Roman" fo:color="#000000"/>
    </style:style>
    <style:style style:name="T37" style:parent-style-name="Fuentedepárrafopredeter." style:family="text">
      <style:text-properties style:font-name="Times New Roman" fo:color="#000000"/>
    </style:style>
    <style:style style:name="P38" style:parent-style-name="TDC1" style:family="paragraph">
      <style:paragraph-properties>
        <style:tab-stops>
          <style:tab-stop style:type="right" style:leader-style="dotted" style:leader-text="." style:position="5.8986in"/>
        </style:tab-stops>
      </style:paragraph-properties>
    </style:style>
    <style:style style:name="T39" style:parent-style-name="Hipervínculo" style:family="text">
      <style:text-properties style:font-name="Times New Roman" fo:color="#000000"/>
    </style:style>
    <style:style style:name="T40" style:parent-style-name="Fuentedepárrafopredeter." style:family="text">
      <style:text-properties style:font-name="Times New Roman" fo:color="#000000"/>
    </style:style>
    <style:style style:name="P41" style:parent-style-name="Título1" style:master-page-name="MP1" style:family="paragraph">
      <style:paragraph-properties fo:break-before="page"/>
    </style:style>
    <style:style style:name="P42" style:parent-style-name="Normal" style:family="paragraph">
      <style:text-properties style:font-name="Times New Roman"/>
    </style:style>
    <style:style style:name="T43" style:parent-style-name="Fuentedepárrafopredeter." style:family="text">
      <style:text-properties style:font-name="Times New Roman" fo:font-weight="bold" style:font-weight-asian="bold" style:font-weight-complex="bold"/>
    </style:style>
    <style:style style:name="T44" style:parent-style-name="Fuentedepárrafopredeter." style:family="text">
      <style:text-properties style:font-name="Times New Roman"/>
    </style:style>
    <style:style style:name="T45" style:parent-style-name="Fuentedepárrafopredeter." style:family="text">
      <style:text-properties style:font-name="Times New Roman" fo:font-weight="bold" style:font-weight-asian="bold" style:font-weight-complex="bold"/>
    </style:style>
    <style:style style:name="T46" style:parent-style-name="Fuentedepárrafopredeter." style:family="text">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T50" style:parent-style-name="Fuentedepárrafopredeter." style:family="text">
      <style:text-properties style:font-name="Times New Roman"/>
    </style:style>
    <style:style style:name="T51" style:parent-style-name="Fuentedepárrafopredeter." style:family="text">
      <style:text-properties style:font-name="Times New Roman"/>
    </style:style>
    <style:style style:name="T52" style:parent-style-name="Fuentedepárrafopredeter." style:family="text">
      <style:text-properties style:font-name="Times New Roman" fo:font-weight="bold" style:font-weight-asian="bold" style:font-weight-complex="bold"/>
    </style:style>
    <style:style style:name="T53" style:parent-style-name="Fuentedepárrafopredeter." style:family="text">
      <style:text-properties style:font-name="Times New Roman"/>
    </style:style>
    <style:style style:name="T54" style:parent-style-name="Fuentedepárrafopredeter."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style:style>
    <style:style style:name="T56" style:parent-style-name="Fuentedepárrafopredeter." style:family="text">
      <style:text-properties style:font-name="Times New Roman"/>
    </style:style>
    <style:style style:name="T57" style:parent-style-name="Fuentedepárrafopredeter." style:family="text">
      <style:text-properties style:font-name="Times New Roman"/>
    </style:style>
    <style:style style:name="T58" style:parent-style-name="Fuentedepárrafopredeter." style:family="text">
      <style:text-properties style:font-name="Times New Roman"/>
    </style:style>
    <style:style style:name="T59" style:parent-style-name="Fuentedepárrafopredeter." style:family="text">
      <style:text-properties style:font-name="Times New Roman"/>
    </style:style>
    <style:style style:name="T60" style:parent-style-name="Fuentedepárrafopredeter." style:family="text">
      <style:text-properties style:font-name="Times New Roman" fo:font-weight="bold" style:font-weight-asian="bold" style:font-weight-complex="bold"/>
    </style:style>
    <style:style style:name="T61" style:parent-style-name="Fuentedepárrafopredeter." style:family="text">
      <style:text-properties style:font-name="Times New Roman"/>
    </style:style>
    <style:style style:name="T62" style:parent-style-name="Fuentedepárrafopredeter."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style:style>
    <style:style style:name="P64" style:parent-style-name="Normal" style:family="paragraph">
      <style:text-properties style:font-name="Times New Roman"/>
    </style:style>
    <style:style style:name="T65" style:parent-style-name="Fuentedepárrafopredeter." style:family="text">
      <style:text-properties style:font-name="Times New Roman"/>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style:style>
    <style:style style:name="T68" style:parent-style-name="Fuentedepárrafopredeter." style:family="text">
      <style:text-properties style:font-name="Times New Roman" fo:font-weight="bold" style:font-weight-asian="bold" style:font-weight-complex="bold"/>
    </style:style>
    <style:style style:name="T69" style:parent-style-name="Fuentedepárrafopredeter." style:family="text">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T73" style:parent-style-name="Fuentedepárrafopredeter." style:family="text">
      <style:text-properties style:font-name="Times New Roman"/>
    </style:style>
    <style:style style:name="T74" style:parent-style-name="Fuentedepárrafopredeter."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style:style>
    <style:style style:name="T76" style:parent-style-name="Fuentedepárrafopredeter." style:family="text">
      <style:text-properties style:font-name="Times New Roman"/>
    </style:style>
    <style:style style:name="P77" style:parent-style-name="Normal" style:family="paragraph">
      <style:text-properties style:font-name="Times New Roman"/>
    </style:style>
    <style:style style:name="T78" style:parent-style-name="Fuentedepárrafopredeter." style:family="text">
      <style:text-properties style:font-name="Times New Roman"/>
    </style:style>
    <style:style style:name="T79" style:parent-style-name="Fuentedepárrafopredeter." style:family="text">
      <style:text-properties style:font-name="Times New Roman" fo:font-weight="bold" style:font-weight-asian="bold" style:font-weight-complex="bold"/>
    </style:style>
    <style:style style:name="T80" style:parent-style-name="Fuentedepárrafopredeter." style:family="text">
      <style:text-properties style:font-name="Times New Roman"/>
    </style:style>
    <style:style style:name="T81" style:parent-style-name="Fuentedepárrafopredeter." style:family="text">
      <style:text-properties style:font-name="Times New Roman" fo:font-weight="bold" style:font-weight-asian="bold" style:font-weight-complex="bold"/>
    </style:style>
    <style:style style:name="T82" style:parent-style-name="Fuentedepárrafopredeter." style:family="text">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T85" style:parent-style-name="Hipervínculo" style:family="text">
      <style:text-properties style:font-name="Times New Roman"/>
    </style:style>
    <style:style style:name="T86" style:parent-style-name="Hipervínculo" style:family="text">
      <style:text-properties style:font-name="Times New Roman"/>
    </style:style>
    <style:style style:name="T87" style:parent-style-name="Fuentedepárrafopredeter." style:family="text">
      <style:text-properties style:font-name="Times New Roman"/>
    </style:style>
    <style:style style:name="P88" style:parent-style-name="Normal" style:family="paragraph">
      <style:text-properties style:font-name="Times New Roman"/>
    </style:style>
    <style:style style:name="T89" style:parent-style-name="Fuentedepárrafopredeter." style:family="text">
      <style:text-properties style:font-name="Times New Roman"/>
    </style:style>
    <style:style style:name="T90" style:parent-style-name="Fuentedepárrafopredeter." style:family="text">
      <style:text-properties style:font-name="Times New Roman" fo:font-weight="bold" style:font-weight-asian="bold" style:font-weight-complex="bold"/>
    </style:style>
    <style:style style:name="T91" style:parent-style-name="Fuentedepárrafopredeter." style:family="text">
      <style:text-properties style:font-name="Times New Roman"/>
    </style:style>
    <style:style style:name="P92" style:parent-style-name="Normal" style:family="paragraph">
      <style:text-properties style:font-name="Times New Roman"/>
    </style:style>
    <style:style style:name="T93" style:parent-style-name="Fuentedepárrafopredeter." style:family="text">
      <style:text-properties style:font-name="Times New Roman"/>
    </style:style>
    <style:style style:name="T94" style:parent-style-name="Fuentedepárrafopredeter." style:family="text">
      <style:text-properties style:font-name="Times New Roman"/>
    </style:style>
    <style:style style:name="T95" style:parent-style-name="Fuentedepárrafopredeter." style:family="text">
      <style:text-properties style:font-name="Times New Roman" fo:font-weight="bold" style:font-weight-asian="bold" style:font-weight-complex="bold"/>
    </style:style>
    <style:style style:name="T96" style:parent-style-name="Fuentedepárrafopredeter." style:family="text">
      <style:text-properties style:font-name="Times New Roman"/>
    </style:style>
    <style:style style:name="T97" style:parent-style-name="Fuentedepárrafopredeter." style:family="text">
      <style:text-properties style:font-name="Times New Roman"/>
    </style:style>
    <style:style style:name="P98" style:parent-style-name="Normal" style:family="paragraph">
      <style:text-properties style:font-name="Times New Roman"/>
    </style:style>
    <style:style style:name="T99" style:parent-style-name="Fuentedepárrafopredeter." style:family="text">
      <style:text-properties style:font-name="Times New Roman" fo:font-weight="bold" style:font-weight-asian="bold" style:font-weight-complex="bold"/>
    </style:style>
    <style:style style:name="T100" style:parent-style-name="Fuentedepárrafopredeter." style:family="text">
      <style:text-properties style:font-name="Times New Roman"/>
    </style:style>
    <style:style style:name="T101" style:parent-style-name="Fuentedepárrafopredeter." style:family="text">
      <style:text-properties style:font-name="Times New Roman"/>
    </style:style>
    <style:style style:name="T102" style:parent-style-name="Fuentedepárrafopredeter." style:family="text">
      <style:text-properties style:font-name="Times New Roman" fo:font-weight="bold" style:font-weight-asian="bold" style:font-weight-complex="bold"/>
    </style:style>
    <style:style style:name="T103" style:parent-style-name="Fuentedepárrafopredeter." style:family="text">
      <style:text-properties style:font-name="Times New Roman"/>
    </style:style>
    <style:style style:name="T104" style:parent-style-name="Fuentedepárrafopredeter." style:family="text">
      <style:text-properties style:font-name="Times New Roman" fo:font-weight="bold" style:font-weight-asian="bold" style:font-weight-complex="bold"/>
    </style:style>
    <style:style style:name="T105" style:parent-style-name="Fuentedepárrafopredeter." style:family="text">
      <style:text-properties style:font-name="Times New Roman" fo:font-weight="bold" style:font-weight-asian="bold" style:font-weight-complex="bold"/>
    </style:style>
    <style:style style:name="T106" style:parent-style-name="Fuentedepárrafopredeter." style:family="text">
      <style:text-properties style:font-name="Times New Roman"/>
    </style:style>
    <style:style style:name="T107" style:parent-style-name="Fuentedepárrafopredeter." style:family="text">
      <style:text-properties style:font-name="Times New Roman" fo:font-weight="bold" style:font-weight-asian="bold" style:font-weight-complex="bold"/>
    </style:style>
    <style:style style:name="T108" style:parent-style-name="Fuentedepárrafopredeter." style:family="text">
      <style:text-properties style:font-name="Times New Roman"/>
    </style:style>
    <style:style style:name="T109" style:parent-style-name="Fuentedepárrafopredeter." style:family="text">
      <style:text-properties style:font-name="Times New Roman" fo:font-weight="bold" style:font-weight-asian="bold" style:font-weight-complex="bold"/>
    </style:style>
    <style:style style:name="T110" style:parent-style-name="Fuentedepárrafopredeter." style:family="text">
      <style:text-properties style:font-name="Times New Roman" fo:font-weight="bold" style:font-weight-asian="bold" style:font-weight-complex="bold"/>
    </style:style>
    <style:style style:name="T111" style:parent-style-name="Fuentedepárrafopredeter." style:family="text">
      <style:text-properties style:font-name="Times New Roman"/>
    </style:style>
    <style:style style:name="T112" style:parent-style-name="Fuentedepárrafopredeter." style:family="text">
      <style:text-properties style:font-name="Times New Roman" fo:font-weight="bold" style:font-weight-asian="bold" style:font-weight-complex="bold"/>
    </style:style>
    <style:style style:name="T113" style:parent-style-name="Fuentedepárrafopredeter." style:family="text">
      <style:text-properties style:font-name="Times New Roman"/>
    </style:style>
    <style:style style:name="T114" style:parent-style-name="Fuentedepárrafopredeter." style:family="text">
      <style:text-properties style:font-name="Times New Roman" fo:font-weight="bold" style:font-weight-asian="bold" style:font-weight-complex="bold"/>
    </style:style>
    <style:style style:name="T115" style:parent-style-name="Fuentedepárrafopredeter." style:family="text">
      <style:text-properties style:font-name="Times New Roman" fo:font-weight="bold" style:font-weight-asian="bold" style:font-weight-complex="bold"/>
    </style:style>
    <style:style style:name="T116" style:parent-style-name="Fuentedepárrafopredeter." style:family="text">
      <style:text-properties style:font-name="Times New Roman"/>
    </style:style>
    <style:style style:name="P117" style:parent-style-name="Normal" style:family="paragraph">
      <style:text-properties style:font-name="Times New Roman"/>
    </style:style>
    <style:style style:name="P118" style:parent-style-name="Normal" style:family="paragraph">
      <style:text-properties style:font-name="Times New Roman"/>
    </style:style>
    <style:style style:name="P119" style:parent-style-name="Normal" style:family="paragraph">
      <style:text-properties style:font-name="Times New Roman"/>
    </style:style>
    <style:style style:name="P120" style:parent-style-name="Normal" style:family="paragraph">
      <style:text-properties style:font-name="Times New Roman"/>
    </style:style>
    <style:style style:name="P121" style:parent-style-name="Normal" style:family="paragraph">
      <style:text-properties style:font-name="Times New Roman"/>
    </style:style>
    <style:style style:name="T122" style:parent-style-name="Fuentedepárrafopredeter." style:family="text">
      <style:text-properties style:font-name="Times New Roman" fo:font-weight="bold" style:font-weight-asian="bold" style:font-weight-complex="bold"/>
    </style:style>
    <style:style style:name="T123" style:parent-style-name="Fuentedepárrafopredeter." style:family="text">
      <style:text-properties style:font-name="Times New Roman"/>
    </style:style>
    <style:style style:name="T124" style:parent-style-name="Fuentedepárrafopredeter." style:family="text">
      <style:text-properties style:font-name="Times New Roman" fo:font-weight="bold" style:font-weight-asian="bold" style:font-weight-complex="bold"/>
    </style:style>
    <style:style style:name="T125" style:parent-style-name="Fuentedepárrafopredeter." style:family="text">
      <style:text-properties style:font-name="Times New Roman"/>
    </style:style>
    <style:style style:name="T126" style:parent-style-name="Fuentedepárrafopredeter." style:family="text">
      <style:text-properties style:font-name="Times New Roman"/>
    </style:style>
    <style:style style:name="T127" style:parent-style-name="Fuentedepárrafopredeter." style:family="text">
      <style:text-properties style:font-name="Times New Roman" fo:font-weight="bold" style:font-weight-asian="bold" style:font-weight-complex="bold"/>
    </style:style>
    <style:style style:name="T128" style:parent-style-name="Fuentedepárrafopredeter." style:family="text">
      <style:text-properties style:font-name="Times New Roman"/>
    </style:style>
    <style:style style:name="T129" style:parent-style-name="Fuentedepárrafopredeter." style:family="text">
      <style:text-properties style:font-name="Times New Roman" fo:font-weight="bold" style:font-weight-asian="bold" style:font-weight-complex="bold"/>
    </style:style>
    <style:style style:name="T130" style:parent-style-name="Fuentedepárrafopredeter." style:family="text">
      <style:text-properties style:font-name="Times New Roman"/>
    </style:style>
    <style:style style:name="T131" style:parent-style-name="Fuentedepárrafopredeter." style:family="text">
      <style:text-properties style:font-name="Times New Roman"/>
    </style:style>
    <style:style style:name="T132" style:parent-style-name="Fuentedepárrafopredeter." style:family="text">
      <style:text-properties style:font-name="Times New Roman" fo:font-weight="bold" style:font-weight-asian="bold" style:font-weight-complex="bold"/>
    </style:style>
    <style:style style:name="T133" style:parent-style-name="Fuentedepárrafopredeter." style:family="text">
      <style:text-properties style:font-name="Times New Roman"/>
    </style:style>
    <style:style style:name="P134" style:parent-style-name="Normal" style:family="paragraph">
      <style:text-properties style:font-name="Times New Roman"/>
    </style:style>
    <style:style style:name="P135" style:parent-style-name="Normal" style:family="paragraph">
      <style:text-properties style:font-name="Times New Roman"/>
    </style:style>
    <style:style style:name="T136" style:parent-style-name="Fuentedepárrafopredeter." style:family="text">
      <style:text-properties style:font-name="Times New Roman"/>
    </style:style>
    <style:style style:name="T137" style:parent-style-name="Fuentedepárrafopredeter." style:family="text">
      <style:text-properties style:font-name="Times New Roman"/>
    </style:style>
    <style:style style:name="T138" style:parent-style-name="Fuentedepárrafopredeter." style:family="text">
      <style:text-properties style:font-name="Times New Roman" fo:font-weight="bold" style:font-weight-asian="bold" style:font-weight-complex="bold"/>
    </style:style>
    <style:style style:name="T139" style:parent-style-name="Fuentedepárrafopredeter." style:family="text">
      <style:text-properties style:font-name="Times New Roman"/>
    </style:style>
    <style:style style:name="T140" style:parent-style-name="Fuentedepárrafopredeter." style:family="text">
      <style:text-properties style:font-name="Times New Roman"/>
    </style:style>
    <style:style style:name="T141" style:parent-style-name="Fuentedepárrafopredeter." style:family="text">
      <style:text-properties style:font-name="Times New Roman" fo:font-weight="bold" style:font-weight-asian="bold" style:font-weight-complex="bold"/>
    </style:style>
    <style:style style:name="T142" style:parent-style-name="Fuentedepárrafopredeter." style:family="text">
      <style:text-properties style:font-name="Times New Roman"/>
    </style:style>
    <style:style style:name="T143" style:parent-style-name="Fuentedepárrafopredeter." style:family="text">
      <style:text-properties style:font-name="Times New Roman" fo:font-weight="bold" style:font-weight-asian="bold" style:font-weight-complex="bold"/>
    </style:style>
    <style:style style:name="T144" style:parent-style-name="Fuentedepárrafopredeter." style:family="text">
      <style:text-properties style:font-name="Times New Roman"/>
    </style:style>
    <style:style style:name="T145" style:parent-style-name="Fuentedepárrafopredeter." style:family="text">
      <style:text-properties style:font-name="Times New Roman"/>
    </style:style>
    <style:style style:name="T146" style:parent-style-name="Fuentedepárrafopredeter." style:family="text">
      <style:text-properties style:font-name="Times New Roman" fo:font-weight="bold" style:font-weight-asian="bold" style:font-weight-complex="bold"/>
    </style:style>
    <style:style style:name="T147" style:parent-style-name="Fuentedepárrafopredeter." style:family="text">
      <style:text-properties style:font-name="Times New Roman" fo:font-weight="bold" style:font-weight-asian="bold" style:font-weight-complex="bold"/>
    </style:style>
    <style:style style:name="T148" style:parent-style-name="Fuentedepárrafopredeter." style:family="text">
      <style:text-properties style:font-name="Times New Roman"/>
    </style:style>
    <style:style style:name="T149" style:parent-style-name="Fuentedepárrafopredeter." style:family="text">
      <style:text-properties style:font-name="Times New Roman" fo:font-weight="bold" style:font-weight-asian="bold" style:font-weight-complex="bold"/>
    </style:style>
    <style:style style:name="T150" style:parent-style-name="Fuentedepárrafopredeter." style:family="text">
      <style:text-properties style:font-name="Times New Roman"/>
    </style:style>
    <style:style style:name="T151" style:parent-style-name="Fuentedepárrafopredeter." style:family="text">
      <style:text-properties style:font-name="Times New Roman" fo:font-weight="bold" style:font-weight-asian="bold" style:font-weight-complex="bold"/>
    </style:style>
    <style:style style:name="T152" style:parent-style-name="Fuentedepárrafopredeter." style:family="text">
      <style:text-properties style:font-name="Times New Roman"/>
    </style:style>
    <style:style style:name="T153" style:parent-style-name="Fuentedepárrafopredeter." style:family="text">
      <style:text-properties style:font-name="Times New Roman"/>
    </style:style>
    <style:style style:name="T154" style:parent-style-name="Fuentedepárrafopredeter." style:family="text">
      <style:text-properties style:font-name="Times New Roman"/>
    </style:style>
    <style:style style:name="T155" style:parent-style-name="Fuentedepárrafopredeter." style:family="text">
      <style:text-properties style:font-name="Times New Roman" fo:font-weight="bold" style:font-weight-asian="bold" style:font-weight-complex="bold"/>
    </style:style>
    <style:style style:name="T156" style:parent-style-name="Fuentedepárrafopredeter." style:family="text">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T160" style:parent-style-name="Fuentedepárrafopredeter." style:family="text">
      <style:text-properties style:font-name="Times New Roman" fo:font-weight="bold" style:font-weight-asian="bold" style:font-weight-complex="bold"/>
    </style:style>
    <style:style style:name="P161" style:parent-style-name="Normal" style:list-style-name="LFO1" style:family="paragraph"/>
    <style:style style:name="T162" style:parent-style-name="Fuentedepárrafopredeter." style:family="text">
      <style:text-properties style:font-name="Times New Roman" fo:font-weight="bold" style:font-weight-asian="bold" style:font-weight-complex="bold"/>
    </style:style>
    <style:style style:name="T163" style:parent-style-name="Fuentedepárrafopredeter." style:family="text">
      <style:text-properties style:font-name="Times New Roman"/>
    </style:style>
    <style:style style:name="T164" style:parent-style-name="Fuentedepárrafopredeter." style:family="text">
      <style:text-properties style:font-name="Times New Roman"/>
    </style:style>
    <style:style style:name="P165" style:parent-style-name="Normal" style:list-style-name="LFO1" style:family="paragraph"/>
    <style:style style:name="T166" style:parent-style-name="Fuentedepárrafopredeter." style:family="text">
      <style:text-properties style:font-name="Times New Roman" fo:font-weight="bold" style:font-weight-asian="bold" style:font-weight-complex="bold"/>
    </style:style>
    <style:style style:name="T167" style:parent-style-name="Fuentedepárrafopredeter." style:family="text">
      <style:text-properties style:font-name="Times New Roman"/>
    </style:style>
    <style:style style:name="P168" style:parent-style-name="Normal" style:list-style-name="LFO1" style:family="paragraph"/>
    <style:style style:name="T169" style:parent-style-name="Fuentedepárrafopredeter." style:family="text">
      <style:text-properties style:font-name="Times New Roman" fo:font-weight="bold" style:font-weight-asian="bold" style:font-weight-complex="bold"/>
    </style:style>
    <style:style style:name="T170" style:parent-style-name="Fuentedepárrafopredeter." style:family="text">
      <style:text-properties style:font-name="Times New Roman"/>
    </style:style>
    <style:style style:name="T171" style:parent-style-name="Fuentedepárrafopredeter." style:family="text">
      <style:text-properties style:font-name="Times New Roman"/>
    </style:style>
    <style:style style:name="P172" style:parent-style-name="Normal" style:family="paragraph">
      <style:text-properties style:font-name="Times New Roman" fo:font-weight="bold" style:font-weight-asian="bold" style:font-weight-complex="bold"/>
    </style:style>
    <style:style style:name="T173" style:parent-style-name="Fuentedepárrafopredeter." style:family="text">
      <style:text-properties style:font-name="Times New Roman" fo:font-weight="bold" style:font-weight-asian="bold" style:font-weight-complex="bold"/>
    </style:style>
    <style:style style:name="T174" style:parent-style-name="Fuentedepárrafopredeter." style:family="text">
      <style:text-properties style:font-name="Times New Roman"/>
    </style:style>
    <style:style style:name="T175" style:parent-style-name="Fuentedepárrafopredeter." style:family="text">
      <style:text-properties style:font-name="Times New Roman" fo:font-weight="bold" style:font-weight-asian="bold" style:font-weight-complex="bold"/>
    </style:style>
    <style:style style:name="T176" style:parent-style-name="Fuentedepárrafopredeter." style:family="text">
      <style:text-properties style:font-name="Times New Roman"/>
    </style:style>
    <style:style style:name="T177" style:parent-style-name="Hipervínculo" style:family="text">
      <style:text-properties style:font-name="Times New Roman"/>
    </style:style>
    <style:style style:name="P178" style:parent-style-name="Normal" style:family="paragraph">
      <style:text-properties style:font-name="Times New Roman"/>
    </style:style>
    <style:style style:name="P179" style:parent-style-name="Normal" style:family="paragraph">
      <style:text-properties style:font-name="Times New Roman"/>
    </style:style>
    <style:style style:name="T180" style:parent-style-name="Fuentedepárrafopredeter." style:family="text">
      <style:text-properties style:font-name="Times New Roman"/>
    </style:style>
    <style:style style:name="T181" style:parent-style-name="Fuentedepárrafopredeter." style:family="text">
      <style:text-properties style:font-name="Times New Roman" fo:font-weight="bold" style:font-weight-asian="bold" style:font-weight-complex="bold"/>
    </style:style>
    <style:style style:name="T182" style:parent-style-name="Fuentedepárrafopredeter." style:family="text">
      <style:text-properties style:font-name="Times New Roman"/>
    </style:style>
    <style:style style:name="P183" style:parent-style-name="Normal" style:family="paragraph">
      <style:text-properties style:font-name="Times New Roman"/>
    </style:style>
    <style:style style:name="T184" style:parent-style-name="Fuentedepárrafopredeter." style:family="text">
      <style:text-properties style:font-name="Times New Roman"/>
    </style:style>
    <style:style style:name="T185" style:parent-style-name="Fuentedepárrafopredeter." style:family="text">
      <style:text-properties style:font-name="Times New Roman" fo:font-weight="bold" style:font-weight-asian="bold" style:font-weight-complex="bold"/>
    </style:style>
    <style:style style:name="T186" style:parent-style-name="Fuentedepárrafopredeter." style:family="text">
      <style:text-properties style:font-name="Times New Roman"/>
    </style:style>
    <style:style style:name="T187" style:parent-style-name="Fuentedepárrafopredeter." style:family="text">
      <style:text-properties style:font-name="Times New Roman"/>
    </style:style>
    <style:style style:name="T188" style:parent-style-name="Fuentedepárrafopredeter." style:family="text">
      <style:text-properties style:font-name="Times New Roman" fo:font-weight="bold" style:font-weight-asian="bold" style:font-weight-complex="bold"/>
    </style:style>
    <style:style style:name="T189" style:parent-style-name="Fuentedepárrafopredeter." style:family="text">
      <style:text-properties style:font-name="Times New Roman"/>
    </style:style>
    <style:style style:name="P190" style:parent-style-name="Normal" style:family="paragraph">
      <style:text-properties style:font-name="Times New Roman"/>
    </style:style>
    <style:style style:name="T191" style:parent-style-name="Fuentedepárrafopredeter." style:family="text">
      <style:text-properties style:font-name="Times New Roman"/>
    </style:style>
    <style:style style:name="T192" style:parent-style-name="Fuentedepárrafopredeter." style:family="text">
      <style:text-properties style:font-name="Times New Roman" fo:font-weight="bold" style:font-weight-asian="bold" style:font-weight-complex="bold"/>
    </style:style>
    <style:style style:name="T193" style:parent-style-name="Fuentedepárrafopredeter." style:family="text">
      <style:text-properties style:font-name="Times New Roman"/>
    </style:style>
    <style:style style:name="T194" style:parent-style-name="Fuentedepárrafopredeter." style:family="text">
      <style:text-properties style:font-name="Times New Roman"/>
    </style:style>
    <style:style style:name="P195" style:parent-style-name="Normal" style:family="paragraph">
      <style:text-properties style:font-name="Times New Roman"/>
    </style:style>
    <style:style style:name="P196" style:parent-style-name="Normal" style:family="paragraph">
      <style:text-properties style:font-name="Times New Roman"/>
    </style:style>
    <style:style style:name="T197" style:parent-style-name="Fuentedepárrafopredeter." style:family="text">
      <style:text-properties style:font-name="Times New Roman" fo:font-weight="bold" style:font-weight-asian="bold" style:font-weight-complex="bold"/>
    </style:style>
    <style:style style:name="T198" style:parent-style-name="Fuentedepárrafopredeter." style:family="text">
      <style:text-properties style:font-name="Times New Roman" fo:font-weight="bold" style:font-weight-asian="bold" style:font-weight-complex="bold"/>
    </style:style>
    <style:style style:name="T199" style:parent-style-name="Fuentedepárrafopredeter." style:family="text">
      <style:text-properties style:font-name="Times New Roman"/>
    </style:style>
    <style:style style:name="P200" style:parent-style-name="Normal" style:family="paragraph">
      <style:text-properties style:font-name="Times New Roman"/>
    </style:style>
    <style:style style:name="T201" style:parent-style-name="Fuentedepárrafopredeter." style:family="text">
      <style:text-properties style:font-name="Times New Roman" fo:font-weight="bold" style:font-weight-asian="bold" style:font-weight-complex="bold"/>
    </style:style>
    <style:style style:name="T202" style:parent-style-name="Fuentedepárrafopredeter." style:family="text">
      <style:text-properties style:font-name="Times New Roman"/>
    </style:style>
    <style:style style:name="P203" style:parent-style-name="Normal" style:family="paragraph">
      <style:text-properties style:font-name="Times New Roman"/>
    </style:style>
    <style:style style:name="T204" style:parent-style-name="Fuentedepárrafopredeter." style:family="text">
      <style:text-properties style:font-name="Times New Roman"/>
    </style:style>
    <style:style style:name="T205" style:parent-style-name="Fuentedepárrafopredeter." style:family="text">
      <style:text-properties style:font-name="Times New Roman" fo:font-weight="bold" style:font-weight-asian="bold" style:font-weight-complex="bold"/>
    </style:style>
    <style:style style:name="T206" style:parent-style-name="Fuentedepárrafopredeter." style:family="text">
      <style:text-properties style:font-name="Times New Roman"/>
    </style:style>
    <style:style style:name="T207" style:parent-style-name="Fuentedepárrafopredeter." style:family="text">
      <style:text-properties style:font-name="Times New Roman" fo:font-weight="bold" style:font-weight-asian="bold" style:font-weight-complex="bold"/>
    </style:style>
    <style:style style:name="T208" style:parent-style-name="Fuentedepárrafopredeter." style:family="text">
      <style:text-properties style:font-name="Times New Roman"/>
    </style:style>
    <style:style style:name="T209" style:parent-style-name="Fuentedepárrafopredeter." style:family="text">
      <style:text-properties style:font-name="Times New Roman"/>
    </style:style>
    <style:style style:name="P210" style:parent-style-name="Normal" style:family="paragraph">
      <style:text-properties style:font-name="Times New Roman"/>
    </style:style>
    <style:style style:name="T211" style:parent-style-name="Fuentedepárrafopredeter." style:family="text">
      <style:text-properties style:font-name="Times New Roman"/>
    </style:style>
    <style:style style:name="T212" style:parent-style-name="Fuentedepárrafopredeter." style:family="text">
      <style:text-properties style:font-name="Times New Roman" fo:font-weight="bold" style:font-weight-asian="bold" style:font-weight-complex="bold"/>
    </style:style>
    <style:style style:name="T213" style:parent-style-name="Fuentedepárrafopredeter." style:family="text">
      <style:text-properties style:font-name="Times New Roman"/>
    </style:style>
    <style:style style:name="T214" style:parent-style-name="Fuentedepárrafopredeter." style:family="text">
      <style:text-properties style:font-name="Times New Roman"/>
    </style:style>
    <style:style style:name="T215" style:parent-style-name="Fuentedepárrafopredeter." style:family="text">
      <style:text-properties style:font-name="Times New Roman" fo:font-weight="bold" style:font-weight-asian="bold" style:font-weight-complex="bold"/>
    </style:style>
    <style:style style:name="T216" style:parent-style-name="Fuentedepárrafopredeter." style:family="text">
      <style:text-properties style:font-name="Times New Roman"/>
    </style:style>
    <style:style style:name="T217" style:parent-style-name="Fuentedepárrafopredeter." style:family="text">
      <style:text-properties style:font-name="Times New Roman" fo:font-weight="bold" style:font-weight-asian="bold" style:font-weight-complex="bold"/>
    </style:style>
    <style:style style:name="T218" style:parent-style-name="Fuentedepárrafopredeter." style:family="text">
      <style:text-properties style:font-name="Times New Roman"/>
    </style:style>
    <style:style style:name="P219" style:parent-style-name="Normal" style:family="paragraph">
      <style:paragraph-properties>
        <style:tab-stops>
          <style:tab-stop style:type="left" style:position="4.1937in"/>
        </style:tab-stops>
      </style:paragraph-properties>
    </style:style>
    <style:style style:name="T220" style:parent-style-name="Fuentedepárrafopredeter." style:family="text">
      <style:text-properties style:font-name="Times New Roman" fo:font-weight="bold" style:font-weight-asian="bold" style:font-weight-complex="bold"/>
    </style:style>
    <style:style style:name="T221" style:parent-style-name="Fuentedepárrafopredeter." style:family="text">
      <style:text-properties style:font-name="Times New Roman"/>
    </style:style>
    <style:style style:name="T222" style:parent-style-name="Fuentedepárrafopredeter." style:family="text">
      <style:text-properties style:font-name="Times New Roman" fo:font-weight="bold" style:font-weight-asian="bold" style:font-weight-complex="bold"/>
    </style:style>
    <style:style style:name="T223" style:parent-style-name="Fuentedepárrafopredeter." style:family="text">
      <style:text-properties style:font-name="Times New Roman"/>
    </style:style>
    <style:style style:name="T224" style:parent-style-name="Fuentedepárrafopredeter." style:family="text">
      <style:text-properties style:font-name="Times New Roman"/>
    </style:style>
    <style:style style:name="T225" style:parent-style-name="Fuentedepárrafopredeter." style:family="text">
      <style:text-properties style:font-name="Times New Roman"/>
    </style:style>
    <style:style style:name="T226" style:parent-style-name="Fuentedepárrafopredeter." style:family="text">
      <style:text-properties style:font-name="Times New Roman" fo:font-weight="bold" style:font-weight-asian="bold" style:font-weight-complex="bold"/>
    </style:style>
    <style:style style:name="T227" style:parent-style-name="Fuentedepárrafopredeter." style:family="text">
      <style:text-properties style:font-name="Times New Roman"/>
    </style:style>
    <style:style style:name="T228" style:parent-style-name="Fuentedepárrafopredeter." style:family="text">
      <style:text-properties style:font-name="Times New Roman"/>
    </style:style>
    <style:style style:name="T229" style:parent-style-name="Fuentedepárrafopredeter." style:family="text">
      <style:text-properties style:font-name="Times New Roman"/>
    </style:style>
    <style:style style:name="P230" style:parent-style-name="Normal" style:family="paragraph">
      <style:text-properties style:font-name="Times New Roman" fo:font-weight="bold" style:font-weight-asian="bold" style:font-weight-complex="bold"/>
    </style:style>
    <style:style style:name="T231" style:parent-style-name="Fuentedepárrafopredeter." style:family="text">
      <style:text-properties style:font-name="Times New Roman" fo:font-weight="bold" style:font-weight-asian="bold" style:font-weight-complex="bold"/>
    </style:style>
    <style:style style:name="T232" style:parent-style-name="Fuentedepárrafopredeter." style:family="text">
      <style:text-properties style:font-name="Times New Roman"/>
    </style:style>
    <style:style style:name="T233" style:parent-style-name="Fuentedepárrafopredeter." style:family="text">
      <style:text-properties style:font-name="Times New Roman" fo:font-weight="bold" style:font-weight-asian="bold" style:font-weight-complex="bold"/>
    </style:style>
    <style:style style:name="T234" style:parent-style-name="Fuentedepárrafopredeter." style:family="text">
      <style:text-properties style:font-name="Times New Roman"/>
    </style:style>
    <style:style style:name="T235" style:parent-style-name="Hipervínculo" style:family="text">
      <style:text-properties style:font-name="Times New Roman"/>
    </style:style>
    <style:style style:name="P236" style:parent-style-name="Normal" style:family="paragraph">
      <style:text-properties style:font-name="Times New Roman"/>
    </style:style>
    <style:style style:name="P237" style:parent-style-name="Normal" style:family="paragraph">
      <style:text-properties style:font-name="Times New Roman"/>
    </style:style>
    <style:style style:name="T238" style:parent-style-name="Fuentedepárrafopredeter." style:family="text">
      <style:text-properties style:font-name="Times New Roman"/>
    </style:style>
    <style:style style:name="T239" style:parent-style-name="Fuentedepárrafopredeter." style:family="text">
      <style:text-properties style:font-name="Times New Roman" fo:font-weight="bold" style:font-weight-asian="bold" style:font-weight-complex="bold"/>
    </style:style>
    <style:style style:name="T240" style:parent-style-name="Fuentedepárrafopredeter." style:family="text">
      <style:text-properties style:font-name="Times New Roman"/>
    </style:style>
    <style:style style:name="P241" style:parent-style-name="Normal" style:family="paragraph">
      <style:text-properties style:font-name="Times New Roman"/>
    </style:style>
    <style:style style:name="P242" style:parent-style-name="Normal" style:family="paragraph">
      <style:text-properties style:font-name="Times New Roman"/>
    </style:style>
    <style:style style:name="P243" style:parent-style-name="Normal" style:family="paragraph">
      <style:text-properties style:font-name="Times New Roman"/>
    </style:style>
    <style:style style:name="P244" style:parent-style-name="Normal" style:family="paragraph">
      <style:text-properties style:font-name="Times New Roman"/>
    </style:style>
    <style:style style:name="T245" style:parent-style-name="Fuentedepárrafopredeter." style:family="text">
      <style:text-properties style:font-name="Times New Roman" fo:font-weight="bold" style:font-weight-asian="bold" style:font-weight-complex="bold"/>
    </style:style>
    <style:style style:name="T246" style:parent-style-name="Fuentedepárrafopredeter." style:family="text">
      <style:text-properties style:font-name="Times New Roman"/>
    </style:style>
    <style:style style:name="P247" style:parent-style-name="Normal" style:family="paragraph">
      <style:text-properties style:font-name="Times New Roman"/>
    </style:style>
    <style:style style:name="T248" style:parent-style-name="Fuentedepárrafopredeter." style:family="text">
      <style:text-properties style:font-name="Times New Roman"/>
    </style:style>
    <style:style style:name="T249" style:parent-style-name="citation-198" style:family="text">
      <style:text-properties style:font-name="Times New Roman"/>
    </style:style>
    <style:style style:name="P250" style:parent-style-name="Normal" style:family="paragraph">
      <style:text-properties style:font-name="Times New Roman"/>
    </style:style>
    <style:style style:name="P251" style:parent-style-name="Normal" style:family="paragraph">
      <style:text-properties style:font-name="Times New Roman"/>
    </style:style>
    <style:style style:name="T252" style:parent-style-name="Fuentedepárrafopredeter." style:family="text">
      <style:text-properties style:font-name="Times New Roman" fo:font-weight="bold" style:font-weight-asian="bold" style:font-weight-complex="bold"/>
    </style:style>
    <style:style style:name="T253" style:parent-style-name="Fuentedepárrafopredeter." style:family="text">
      <style:text-properties style:font-name="Times New Roman"/>
    </style:style>
    <style:style style:name="P254" style:parent-style-name="Normal" style:family="paragraph">
      <style:text-properties style:font-name="Times New Roman"/>
    </style:style>
    <style:style style:name="P255" style:parent-style-name="Default" style:family="paragraph">
      <style:text-properties style:font-name="Times New Roman" style:font-name-complex="Times New Roman"/>
    </style:style>
    <style:style style:name="P256" style:parent-style-name="Default" style:family="paragraph">
      <style:text-properties style:font-name="Times New Roman" style:font-name-complex="Times New Roman"/>
    </style:style>
    <style:style style:name="P257" style:parent-style-name="Normal" style:family="paragraph">
      <style:text-properties style:font-name="Times New Roman"/>
    </style:style>
    <style:style style:name="P258" style:parent-style-name="Normal" style:family="paragraph">
      <style:text-properties style:font-name="Times New Roman"/>
    </style:style>
    <style:style style:name="P259" style:parent-style-name="Normal" style:family="paragraph">
      <style:text-properties style:font-name="Times New Roman"/>
    </style:style>
    <style:style style:name="P260" style:parent-style-name="Normal" style:family="paragraph">
      <style:text-properties style:font-name="Times New Roman"/>
    </style:style>
    <style:style style:name="P261" style:parent-style-name="Normal" style:family="paragraph">
      <style:paragraph-properties>
        <style:tab-stops>
          <style:tab-stop style:type="left" style:position="4.1937in"/>
        </style:tab-stops>
      </style:paragraph-properties>
    </style:style>
    <style:style style:name="T262" style:parent-style-name="Fuentedepárrafopredeter." style:family="text">
      <style:text-properties style:font-name="Times New Roman" fo:font-weight="bold" style:font-weight-asian="bold" style:font-weight-complex="bold"/>
    </style:style>
    <style:style style:name="T263" style:parent-style-name="Fuentedepárrafopredeter." style:family="text">
      <style:text-properties style:font-name="Times New Roman"/>
    </style:style>
    <style:style style:name="T264" style:parent-style-name="Fuentedepárrafopredeter." style:family="text">
      <style:text-properties style:font-name="Times New Roman" fo:font-weight="bold" style:font-weight-asian="bold" style:font-weight-complex="bold"/>
    </style:style>
    <style:style style:name="T265" style:parent-style-name="Fuentedepárrafopredeter." style:family="text">
      <style:text-properties style:font-name="Times New Roman" fo:font-weight="bold" style:font-weight-asian="bold" style:font-weight-complex="bold"/>
    </style:style>
    <style:style style:name="T266" style:parent-style-name="Fuentedepárrafopredeter." style:family="text">
      <style:text-properties style:font-name="Times New Roman"/>
    </style:style>
    <style:style style:name="T267" style:parent-style-name="Fuentedepárrafopredeter." style:family="text">
      <style:text-properties style:font-name="Times New Roman"/>
    </style:style>
    <style:style style:name="T268" style:parent-style-name="Fuentedepárrafopredeter." style:family="text">
      <style:text-properties style:font-name="Times New Roman" fo:font-weight="bold" style:font-weight-asian="bold" style:font-weight-complex="bold"/>
    </style:style>
    <style:style style:name="T269" style:parent-style-name="citation-196" style:family="text">
      <style:text-properties style:font-name="Times New Roman"/>
    </style:style>
    <style:style style:name="T270" style:parent-style-name="Fuentedepárrafopredeter." style:family="text">
      <style:text-properties style:font-name="Times New Roman"/>
    </style:style>
    <style:style style:name="P271" style:parent-style-name="Título1" style:family="paragraph">
      <style:text-properties style:font-weight-complex="bold"/>
    </style:style>
    <style:style style:name="P272" style:parent-style-name="Normal" style:family="paragraph">
      <style:paragraph-properties>
        <style:tab-stops>
          <style:tab-stop style:type="left" style:position="4.1937in"/>
        </style:tab-stops>
      </style:paragraph-properties>
      <style:text-properties style:font-name="Times New Roman"/>
    </style:style>
    <style:style style:name="P273" style:parent-style-name="Normal" style:family="paragraph">
      <style:paragraph-properties>
        <style:tab-stops>
          <style:tab-stop style:type="left" style:position="4.1937in"/>
        </style:tab-stops>
      </style:paragraph-properties>
      <style:text-properties style:font-name="Times New Roman"/>
    </style:style>
    <style:style style:name="P274" style:parent-style-name="Normal" style:family="paragraph">
      <style:paragraph-properties>
        <style:tab-stops>
          <style:tab-stop style:type="left" style:position="4.1937in"/>
        </style:tab-stops>
      </style:paragraph-properties>
      <style:text-properties style:font-name="Times New Roman"/>
    </style:style>
    <style:style style:name="P275" style:parent-style-name="Normal" style:family="paragraph">
      <style:paragraph-properties>
        <style:tab-stops>
          <style:tab-stop style:type="left" style:position="4.1937in"/>
        </style:tab-stops>
      </style:paragraph-properties>
      <style:text-properties style:font-name="Times New Roman"/>
    </style:style>
    <style:style style:name="P276" style:parent-style-name="Normal" style:family="paragraph">
      <style:paragraph-properties>
        <style:tab-stops>
          <style:tab-stop style:type="left" style:position="4.1937in"/>
        </style:tab-stops>
      </style:paragraph-properties>
      <style:text-properties style:font-name="Times New Roman"/>
    </style:style>
    <style:style style:name="P277" style:parent-style-name="Normal" style:family="paragraph">
      <style:paragraph-properties>
        <style:tab-stops>
          <style:tab-stop style:type="left" style:position="4.1937in"/>
        </style:tab-stops>
      </style:paragraph-properties>
      <style:text-properties style:font-name="Times New Roman"/>
    </style:style>
    <style:style style:name="P278" style:parent-style-name="Normal" style:family="paragraph">
      <style:paragraph-properties>
        <style:tab-stops>
          <style:tab-stop style:type="left" style:position="4.1937in"/>
        </style:tab-stops>
      </style:paragraph-properties>
      <style:text-properties style:font-name="Times New Roman"/>
    </style:style>
    <style:style style:name="P279" style:parent-style-name="Normal" style:family="paragraph">
      <style:paragraph-properties>
        <style:tab-stops>
          <style:tab-stop style:type="left" style:position="4.1937in"/>
        </style:tab-stops>
      </style:paragraph-properties>
      <style:text-properties style:font-name="Times New Roman"/>
    </style:style>
    <style:style style:name="P280" style:parent-style-name="Normal" style:family="paragraph">
      <style:paragraph-properties>
        <style:tab-stops>
          <style:tab-stop style:type="left" style:position="4.1937in"/>
        </style:tab-stops>
      </style:paragraph-properties>
    </style:style>
    <style:style style:name="T281" style:parent-style-name="Fuentedepárrafopredeter." style:family="text">
      <style:text-properties style:font-name="Times New Roman"/>
    </style:style>
    <style:style style:name="T282" style:parent-style-name="Fuentedepárrafopredeter." style:family="text">
      <style:text-properties style:font-name="Times New Roman" fo:font-weight="bold" style:font-weight-asian="bold" style:font-weight-complex="bold"/>
    </style:style>
    <style:style style:name="T283" style:parent-style-name="Fuentedepárrafopredeter." style:family="text">
      <style:text-properties style:font-name="Times New Roman"/>
    </style:style>
    <style:style style:name="T284" style:parent-style-name="Fuentedepárrafopredeter." style:family="text">
      <style:text-properties style:font-name="Times New Roman" fo:font-weight="bold" style:font-weight-asian="bold" style:font-weight-complex="bold"/>
    </style:style>
    <style:style style:name="T285" style:parent-style-name="Fuentedepárrafopredeter." style:family="text">
      <style:text-properties style:font-name="Times New Roman" fo:font-weight="bold" style:font-weight-asian="bold" style:font-weight-complex="bold"/>
    </style:style>
    <style:style style:name="T286" style:parent-style-name="Fuentedepárrafopredeter." style:family="text">
      <style:text-properties style:font-name="Times New Roman"/>
    </style:style>
    <style:style style:name="P287" style:parent-style-name="Normal" style:family="paragraph">
      <style:paragraph-properties>
        <style:tab-stops>
          <style:tab-stop style:type="left" style:position="4.1937in"/>
        </style:tab-stops>
      </style:paragraph-properties>
      <style:text-properties style:font-name="Times New Roman"/>
    </style:style>
    <style:style style:name="P288" style:parent-style-name="Normal" style:family="paragraph">
      <style:paragraph-properties>
        <style:tab-stops>
          <style:tab-stop style:type="left" style:position="4.1937in"/>
        </style:tab-stops>
      </style:paragraph-properties>
      <style:text-properties style:font-name="Times New Roman"/>
    </style:style>
    <style:style style:name="P289" style:parent-style-name="Normal" style:family="paragraph">
      <style:paragraph-properties>
        <style:tab-stops>
          <style:tab-stop style:type="left" style:position="4.1937in"/>
        </style:tab-stops>
      </style:paragraph-properties>
      <style:text-properties style:font-name="Times New Roman"/>
    </style:style>
    <style:style style:name="P290" style:parent-style-name="Normal" style:family="paragraph">
      <style:paragraph-properties>
        <style:tab-stops>
          <style:tab-stop style:type="left" style:position="4.1937in"/>
        </style:tab-stops>
      </style:paragraph-properties>
      <style:text-properties style:font-name="Times New Roman"/>
    </style:style>
    <style:style style:name="P291" style:parent-style-name="Normal" style:family="paragraph">
      <style:paragraph-properties>
        <style:tab-stops>
          <style:tab-stop style:type="left" style:position="4.1937in"/>
        </style:tab-stops>
      </style:paragraph-properties>
      <style:text-properties style:font-name="Times New Roman"/>
    </style:style>
    <style:style style:name="P292" style:parent-style-name="Normal" style:family="paragraph">
      <style:paragraph-properties>
        <style:tab-stops>
          <style:tab-stop style:type="left" style:position="4.1937in"/>
        </style:tab-stops>
      </style:paragraph-properties>
    </style:style>
    <style:style style:name="T293" style:parent-style-name="Hipervínculo" style:family="text">
      <style:text-properties style:font-name="Times New Roman"/>
    </style:style>
    <style:style style:name="T294" style:parent-style-name="Fuentedepárrafopredeter." style:family="text">
      <style:text-properties style:font-name="Times New Roman"/>
    </style:style>
    <style:style style:name="P295" style:parent-style-name="Normal" style:family="paragraph">
      <style:paragraph-properties>
        <style:tab-stops>
          <style:tab-stop style:type="left" style:position="4.1937in"/>
        </style:tab-stops>
      </style:paragraph-properties>
      <style:text-properties style:font-name="Times New Roman"/>
    </style:style>
    <style:style style:name="P296" style:parent-style-name="Normal" style:family="paragraph">
      <style:paragraph-properties>
        <style:tab-stops>
          <style:tab-stop style:type="left" style:position="4.1937in"/>
        </style:tab-stops>
      </style:paragraph-properties>
      <style:text-properties style:font-name="Times New Roman"/>
    </style:style>
    <style:style style:name="P297" style:parent-style-name="Normal" style:family="paragraph">
      <style:paragraph-properties>
        <style:tab-stops>
          <style:tab-stop style:type="left" style:position="4.1937in"/>
        </style:tab-stops>
      </style:paragraph-properties>
      <style:text-properties style:font-name="Times New Roman"/>
    </style:style>
    <style:style style:name="P298" style:parent-style-name="Normal" style:family="paragraph">
      <style:paragraph-properties>
        <style:tab-stops>
          <style:tab-stop style:type="left" style:position="4.1937in"/>
        </style:tab-stops>
      </style:paragraph-properties>
      <style:text-properties style:font-name="Times New Roman"/>
    </style:style>
    <style:style style:name="P299" style:parent-style-name="Normal" style:family="paragraph">
      <style:paragraph-properties>
        <style:tab-stops>
          <style:tab-stop style:type="left" style:position="4.1937in"/>
        </style:tab-stops>
      </style:paragraph-properties>
      <style:text-properties style:font-name="Times New Roman"/>
    </style:style>
    <style:style style:name="P300" style:parent-style-name="Normal" style:family="paragraph">
      <style:paragraph-properties>
        <style:tab-stops>
          <style:tab-stop style:type="left" style:position="4.1937in"/>
        </style:tab-stops>
      </style:paragraph-properties>
      <style:text-properties style:font-name="Times New Roman"/>
    </style:style>
    <style:style style:name="P301" style:parent-style-name="Normal" style:family="paragraph">
      <style:paragraph-properties>
        <style:tab-stops>
          <style:tab-stop style:type="left" style:position="4.1937in"/>
        </style:tab-stops>
      </style:paragraph-properties>
    </style:style>
    <style:style style:name="T302" style:parent-style-name="Fuentedepárrafopredeter." style:family="text">
      <style:text-properties style:font-name="Times New Roman" fo:font-weight="bold" style:font-weight-asian="bold" style:font-weight-complex="bold"/>
    </style:style>
    <style:style style:name="T303" style:parent-style-name="Fuentedepárrafopredeter." style:family="text">
      <style:text-properties style:font-name="Times New Roman"/>
    </style:style>
    <style:style style:name="P304" style:parent-style-name="Normal" style:family="paragraph">
      <style:paragraph-properties>
        <style:tab-stops>
          <style:tab-stop style:type="left" style:position="4.1937in"/>
        </style:tab-stops>
      </style:paragraph-properties>
    </style:style>
    <style:style style:name="T305" style:parent-style-name="Fuentedepárrafopredeter." style:family="text">
      <style:text-properties style:font-name="Times New Roman"/>
    </style:style>
    <style:style style:name="T306" style:parent-style-name="Fuentedepárrafopredeter." style:family="text">
      <style:text-properties style:font-name="Times New Roman" fo:font-weight="bold" style:font-weight-asian="bold" style:font-weight-complex="bold"/>
    </style:style>
    <style:style style:name="T307" style:parent-style-name="Fuentedepárrafopredeter." style:family="text">
      <style:text-properties style:font-name="Times New Roman"/>
    </style:style>
    <style:style style:name="P308" style:parent-style-name="Normal" style:family="paragraph">
      <style:paragraph-properties>
        <style:tab-stops>
          <style:tab-stop style:type="left" style:position="4.1937in"/>
        </style:tab-stops>
      </style:paragraph-properties>
    </style:style>
    <style:style style:name="T309" style:parent-style-name="Fuentedepárrafopredeter." style:family="text">
      <style:text-properties style:font-name="Times New Roman" fo:font-weight="bold" style:font-weight-asian="bold" style:font-weight-complex="bold"/>
    </style:style>
    <style:style style:name="T310" style:parent-style-name="Fuentedepárrafopredeter." style:family="text">
      <style:text-properties style:font-name="Times New Roman"/>
    </style:style>
    <style:style style:name="T311" style:parent-style-name="Fuentedepárrafopredeter." style:family="text">
      <style:text-properties style:font-name="Times New Roman" fo:font-style="italic" style:font-style-asian="italic" style:font-style-complex="italic"/>
    </style:style>
    <style:style style:name="T312" style:parent-style-name="Fuentedepárrafopredeter." style:family="text">
      <style:text-properties style:font-name="Times New Roman"/>
    </style:style>
    <style:style style:name="T313" style:parent-style-name="Fuentedepárrafopredeter." style:family="text">
      <style:text-properties style:font-name="Times New Roman" fo:font-style="italic" style:font-style-asian="italic" style:font-style-complex="italic"/>
    </style:style>
    <style:style style:name="T314" style:parent-style-name="Fuentedepárrafopredeter." style:family="text">
      <style:text-properties style:font-name="Times New Roman"/>
    </style:style>
    <style:style style:name="T315" style:parent-style-name="Fuentedepárrafopredeter." style:family="text">
      <style:text-properties style:font-name="Times New Roman" fo:font-style="italic" style:font-style-asian="italic" style:font-style-complex="italic"/>
    </style:style>
    <style:style style:name="T316" style:parent-style-name="Fuentedepárrafopredeter." style:family="text">
      <style:text-properties style:font-name="Times New Roman"/>
    </style:style>
    <style:style style:name="P317" style:parent-style-name="Normal" style:family="paragraph">
      <style:paragraph-properties>
        <style:tab-stops>
          <style:tab-stop style:type="left" style:position="4.1937in"/>
        </style:tab-stops>
      </style:paragraph-properties>
      <style:text-properties style:font-name="Times New Roman"/>
    </style:style>
    <style:style style:name="P318" style:parent-style-name="Normal" style:family="paragraph">
      <style:paragraph-properties>
        <style:tab-stops>
          <style:tab-stop style:type="left" style:position="4.1937in"/>
        </style:tab-stops>
      </style:paragraph-properties>
      <style:text-properties style:font-name="Times New Roman"/>
    </style:style>
    <style:style style:name="P319" style:parent-style-name="Normal" style:family="paragraph">
      <style:paragraph-properties>
        <style:tab-stops>
          <style:tab-stop style:type="left" style:position="4.1937in"/>
        </style:tab-stops>
      </style:paragraph-properties>
      <style:text-properties style:font-name="Times New Roman"/>
    </style:style>
    <style:style style:name="P320" style:parent-style-name="Normal" style:family="paragraph">
      <style:paragraph-properties>
        <style:tab-stops>
          <style:tab-stop style:type="left" style:position="4.1937in"/>
        </style:tab-stops>
      </style:paragraph-properties>
    </style:style>
    <style:style style:name="T321" style:parent-style-name="Fuentedepárrafopredeter." style:family="text">
      <style:text-properties style:font-name="Times New Roman" fo:font-weight="bold" style:font-weight-asian="bold" style:font-weight-complex="bold"/>
    </style:style>
    <style:style style:name="T322" style:parent-style-name="Fuentedepárrafopredeter." style:family="text">
      <style:text-properties style:font-name="Times New Roman"/>
    </style:style>
    <style:style style:name="T323" style:parent-style-name="Fuentedepárrafopredeter." style:family="text">
      <style:text-properties style:font-name="Times New Roman" fo:font-weight="bold" style:font-weight-asian="bold" style:font-weight-complex="bold"/>
    </style:style>
    <style:style style:name="T324" style:parent-style-name="Fuentedepárrafopredeter." style:family="text">
      <style:text-properties style:font-name="Times New Roman"/>
    </style:style>
    <style:style style:name="P325" style:parent-style-name="Normal" style:family="paragraph">
      <style:paragraph-properties>
        <style:tab-stops>
          <style:tab-stop style:type="left" style:position="4.1937in"/>
        </style:tab-stops>
      </style:paragraph-properties>
      <style:text-properties style:font-name="Times New Roman"/>
    </style:style>
    <style:style style:name="P326" style:parent-style-name="Normal" style:family="paragraph">
      <style:paragraph-properties>
        <style:tab-stops>
          <style:tab-stop style:type="left" style:position="4.1937in"/>
        </style:tab-stops>
      </style:paragraph-properties>
      <style:text-properties style:font-name="Times New Roman" fo:font-weight="bold" style:font-weight-asian="bold" style:font-weight-complex="bold"/>
    </style:style>
    <style:style style:name="P327" style:parent-style-name="Normal" style:family="paragraph">
      <style:paragraph-properties>
        <style:tab-stops>
          <style:tab-stop style:type="left" style:position="4.1937in"/>
        </style:tab-stops>
      </style:paragraph-properties>
      <style:text-properties style:font-name="Times New Roman"/>
    </style:style>
    <style:style style:name="P328" style:parent-style-name="Normal" style:family="paragraph">
      <style:paragraph-properties>
        <style:tab-stops>
          <style:tab-stop style:type="left" style:position="4.1937in"/>
        </style:tab-stops>
      </style:paragraph-properties>
      <style:text-properties style:font-name="Times New Roman"/>
    </style:style>
    <style:style style:name="P329" style:parent-style-name="Normal" style:family="paragraph">
      <style:paragraph-properties>
        <style:tab-stops>
          <style:tab-stop style:type="left" style:position="4.1937in"/>
        </style:tab-stops>
      </style:paragraph-properties>
      <style:text-properties style:font-name="Times New Roman" fo:font-weight="bold" style:font-weight-asian="bold" style:font-weight-complex="bold"/>
    </style:style>
    <style:style style:name="P330" style:parent-style-name="Normal" style:family="paragraph">
      <style:paragraph-properties>
        <style:tab-stops>
          <style:tab-stop style:type="left" style:position="4.1937in"/>
        </style:tab-stops>
      </style:paragraph-properties>
    </style:style>
    <style:style style:name="T331" style:parent-style-name="Fuentedepárrafopredeter." style:family="text">
      <style:text-properties style:font-name="Times New Roman" fo:font-weight="bold" style:font-weight-asian="bold" style:font-weight-complex="bold"/>
    </style:style>
    <style:style style:name="T332" style:parent-style-name="Fuentedepárrafopredeter." style:family="text">
      <style:text-properties style:font-name="Times New Roman"/>
    </style:style>
    <style:style style:name="T333" style:parent-style-name="Fuentedepárrafopredeter." style:family="text">
      <style:text-properties style:font-name="Times New Roman" fo:font-weight="bold" style:font-weight-asian="bold" style:font-weight-complex="bold"/>
    </style:style>
    <style:style style:name="T334" style:parent-style-name="Fuentedepárrafopredeter." style:family="text">
      <style:text-properties style:font-name="Times New Roman"/>
    </style:style>
    <style:style style:name="P335" style:parent-style-name="Normal" style:family="paragraph">
      <style:paragraph-properties>
        <style:tab-stops>
          <style:tab-stop style:type="left" style:position="4.1937in"/>
        </style:tab-stops>
      </style:paragraph-properties>
    </style:style>
    <style:style style:name="T336" style:parent-style-name="Fuentedepárrafopredeter." style:family="text">
      <style:text-properties style:font-name="Times New Roman" fo:font-weight="bold" style:font-weight-asian="bold" style:font-weight-complex="bold"/>
    </style:style>
    <style:style style:name="T337" style:parent-style-name="Fuentedepárrafopredeter." style:family="text">
      <style:text-properties style:font-name="Times New Roman"/>
    </style:style>
    <style:style style:name="P338" style:parent-style-name="Normal" style:family="paragraph">
      <style:paragraph-properties>
        <style:tab-stops>
          <style:tab-stop style:type="left" style:position="4.1937in"/>
        </style:tab-stops>
      </style:paragraph-properties>
    </style:style>
    <style:style style:name="T339" style:parent-style-name="Fuentedepárrafopredeter." style:family="text">
      <style:text-properties style:font-name="Times New Roman" fo:font-weight="bold" style:font-weight-asian="bold" style:font-weight-complex="bold"/>
    </style:style>
    <style:style style:name="T340" style:parent-style-name="Fuentedepárrafopredeter." style:family="text">
      <style:text-properties style:font-name="Times New Roman"/>
    </style:style>
    <style:style style:name="T341" style:parent-style-name="Fuentedepárrafopredeter." style:family="text">
      <style:text-properties style:font-name="Times New Roman" fo:font-style="italic" style:font-style-asian="italic" style:font-style-complex="italic"/>
    </style:style>
    <style:style style:name="T342" style:parent-style-name="Fuentedepárrafopredeter." style:family="text">
      <style:text-properties style:font-name="Times New Roman"/>
    </style:style>
    <style:style style:name="T343" style:parent-style-name="Fuentedepárrafopredeter." style:family="text">
      <style:text-properties style:font-name="Times New Roman" fo:font-style="italic" style:font-style-asian="italic" style:font-style-complex="italic"/>
    </style:style>
    <style:style style:name="T344" style:parent-style-name="Fuentedepárrafopredeter." style:family="text">
      <style:text-properties style:font-name="Times New Roman"/>
    </style:style>
    <style:style style:name="P345" style:parent-style-name="Normal" style:family="paragraph">
      <style:paragraph-properties>
        <style:tab-stops>
          <style:tab-stop style:type="left" style:position="4.1937in"/>
        </style:tab-stops>
      </style:paragraph-properties>
    </style:style>
    <style:style style:name="T346" style:parent-style-name="Fuentedepárrafopredeter." style:family="text">
      <style:text-properties style:font-name="Times New Roman" fo:font-weight="bold" style:font-weight-asian="bold" style:font-weight-complex="bold"/>
    </style:style>
    <style:style style:name="T347" style:parent-style-name="Fuentedepárrafopredeter." style:family="text">
      <style:text-properties style:font-name="Times New Roman"/>
    </style:style>
    <style:style style:name="T348" style:parent-style-name="Fuentedepárrafopredeter." style:family="text">
      <style:text-properties style:font-name="Times New Roman" fo:font-style="italic" style:font-style-asian="italic" style:font-style-complex="italic"/>
    </style:style>
    <style:style style:name="T349" style:parent-style-name="Fuentedepárrafopredeter." style:family="text">
      <style:text-properties style:font-name="Times New Roman"/>
    </style:style>
    <style:style style:name="P350" style:parent-style-name="Normal" style:family="paragraph">
      <style:paragraph-properties>
        <style:tab-stops>
          <style:tab-stop style:type="left" style:position="4.1937in"/>
        </style:tab-stops>
      </style:paragraph-properties>
    </style:style>
    <style:style style:name="T351" style:parent-style-name="Fuentedepárrafopredeter." style:family="text">
      <style:text-properties style:font-name="Times New Roman"/>
    </style:style>
    <style:style style:name="T352" style:parent-style-name="Fuentedepárrafopredeter." style:family="text">
      <style:text-properties style:font-name="Times New Roman" fo:font-weight="bold" style:font-weight-asian="bold" style:font-weight-complex="bold"/>
    </style:style>
    <style:style style:name="T353" style:parent-style-name="Fuentedepárrafopredeter." style:family="text">
      <style:text-properties style:font-name="Times New Roman"/>
    </style:style>
    <style:style style:name="T354" style:parent-style-name="Fuentedepárrafopredeter." style:family="text">
      <style:text-properties style:font-name="Times New Roman" fo:font-weight="bold" style:font-weight-asian="bold" style:font-weight-complex="bold"/>
    </style:style>
    <style:style style:name="T355" style:parent-style-name="Fuentedepárrafopredeter." style:family="text">
      <style:text-properties style:font-name="Times New Roman"/>
    </style:style>
    <style:style style:name="P356" style:parent-style-name="Normal" style:family="paragraph">
      <style:paragraph-properties>
        <style:tab-stops>
          <style:tab-stop style:type="left" style:position="4.1937in"/>
        </style:tab-stops>
      </style:paragraph-properties>
    </style:style>
    <style:style style:name="T357" style:parent-style-name="Fuentedepárrafopredeter." style:family="text">
      <style:text-properties style:font-name="Times New Roman" fo:font-weight="bold" style:font-weight-asian="bold" style:font-weight-complex="bold"/>
    </style:style>
    <style:style style:name="T358" style:parent-style-name="Fuentedepárrafopredeter." style:family="text">
      <style:text-properties style:font-name="Times New Roman"/>
    </style:style>
    <style:style style:name="T359" style:parent-style-name="Fuentedepárrafopredeter." style:family="text">
      <style:text-properties style:font-name="Times New Roman"/>
    </style:style>
    <style:style style:name="T360" style:parent-style-name="Fuentedepárrafopredeter." style:family="text">
      <style:text-properties style:font-name="Times New Roman" fo:font-weight="bold" style:font-weight-asian="bold" style:font-weight-complex="bold"/>
    </style:style>
    <style:style style:name="T361" style:parent-style-name="Fuentedepárrafopredeter." style:family="text">
      <style:text-properties style:font-name="Times New Roman"/>
    </style:style>
    <style:style style:name="T362" style:parent-style-name="Fuentedepárrafopredeter." style:family="text">
      <style:text-properties fo:font-weight="bold" style:font-weight-asian="bold" style:font-weight-complex="bold"/>
    </style:style>
    <style:style style:name="T363" style:parent-style-name="Fuentedepárrafopredeter." style:family="text">
      <style:text-properties fo:font-weight="bold" style:font-weight-asian="bold" style:font-weight-complex="bold"/>
    </style:style>
    <style:style style:name="P364" style:parent-style-name="Normal" style:family="paragraph">
      <style:paragraph-properties>
        <style:tab-stops>
          <style:tab-stop style:type="left" style:position="4.1937in"/>
        </style:tab-stops>
      </style:paragraph-properties>
    </style:style>
    <style:style style:name="P365" style:parent-style-name="Normal" style:family="paragraph">
      <style:paragraph-properties>
        <style:tab-stops>
          <style:tab-stop style:type="left" style:position="4.1937in"/>
        </style:tab-stops>
      </style:paragraph-properties>
    </style:style>
    <style:style style:name="T366" style:parent-style-name="Fuentedepárrafopredeter." style:family="text">
      <style:text-properties style:font-name="Times New Roman" fo:font-weight="bold" style:font-weight-asian="bold" style:font-weight-complex="bold"/>
    </style:style>
    <style:style style:name="T367" style:parent-style-name="Fuentedepárrafopredeter." style:family="text">
      <style:text-properties style:font-name="Times New Roman"/>
    </style:style>
    <style:style style:name="T368" style:parent-style-name="Fuentedepárrafopredeter." style:family="text">
      <style:text-properties style:font-name="Times New Roman" fo:font-weight="bold" style:font-weight-asian="bold" style:font-weight-complex="bold"/>
    </style:style>
    <style:style style:name="T369" style:parent-style-name="Fuentedepárrafopredeter." style:family="text">
      <style:text-properties style:font-name="Times New Roman"/>
    </style:style>
    <style:style style:name="P370" style:parent-style-name="Normal" style:family="paragraph">
      <style:paragraph-properties>
        <style:tab-stops>
          <style:tab-stop style:type="left" style:position="4.1937in"/>
        </style:tab-stops>
      </style:paragraph-properties>
    </style:style>
    <style:style style:name="T371" style:parent-style-name="Fuentedepárrafopredeter." style:family="text">
      <style:text-properties style:font-name="Times New Roman" fo:font-weight="bold" style:font-weight-asian="bold" style:font-weight-complex="bold"/>
    </style:style>
    <style:style style:name="T372" style:parent-style-name="Fuentedepárrafopredeter." style:family="text">
      <style:text-properties style:font-name="Times New Roman"/>
    </style:style>
    <style:style style:name="P373" style:parent-style-name="Normal" style:family="paragraph">
      <style:paragraph-properties>
        <style:tab-stops>
          <style:tab-stop style:type="left" style:position="4.1937in"/>
        </style:tab-stops>
      </style:paragraph-properties>
    </style:style>
    <style:style style:name="T374" style:parent-style-name="Fuentedepárrafopredeter." style:family="text">
      <style:text-properties style:font-name="Times New Roman" fo:font-weight="bold" style:font-weight-asian="bold" style:font-weight-complex="bold"/>
    </style:style>
    <style:style style:name="T375" style:parent-style-name="Fuentedepárrafopredeter." style:family="text">
      <style:text-properties style:font-name="Times New Roman"/>
    </style:style>
    <style:style style:name="P376" style:parent-style-name="Normal" style:family="paragraph">
      <style:paragraph-properties>
        <style:tab-stops>
          <style:tab-stop style:type="left" style:position="4.1937in"/>
        </style:tab-stops>
      </style:paragraph-properties>
    </style:style>
    <style:style style:name="T377" style:parent-style-name="Fuentedepárrafopredeter." style:family="text">
      <style:text-properties style:font-name="Times New Roman" fo:font-weight="bold" style:font-weight-asian="bold" style:font-weight-complex="bold"/>
    </style:style>
    <style:style style:name="T378" style:parent-style-name="Fuentedepárrafopredeter." style:family="text">
      <style:text-properties style:font-name="Times New Roman"/>
    </style:style>
    <style:style style:name="T379" style:parent-style-name="Fuentedepárrafopredeter." style:family="text">
      <style:text-properties fo:font-weight="bold" style:font-weight-asian="bold" style:font-weight-complex="bold"/>
    </style:style>
    <style:style style:name="T380" style:parent-style-name="Fuentedepárrafopredeter." style:family="text">
      <style:text-properties fo:font-weight="bold" style:font-weight-asian="bold" style:font-weight-complex="bold"/>
    </style:style>
    <style:style style:name="P381" style:parent-style-name="Normal" style:family="paragraph">
      <style:paragraph-properties>
        <style:tab-stops>
          <style:tab-stop style:type="left" style:position="4.1937in"/>
        </style:tab-stops>
      </style:paragraph-properties>
      <style:text-properties style:font-name="Times New Roman"/>
    </style:style>
    <style:style style:name="P382" style:parent-style-name="Normal" style:family="paragraph">
      <style:paragraph-properties>
        <style:tab-stops>
          <style:tab-stop style:type="left" style:position="4.1937in"/>
        </style:tab-stops>
      </style:paragraph-properties>
      <style:text-properties style:font-name="Times New Roman"/>
    </style:style>
    <style:style style:name="P383" style:parent-style-name="Normal" style:family="paragraph">
      <style:paragraph-properties>
        <style:tab-stops>
          <style:tab-stop style:type="left" style:position="4.1937in"/>
        </style:tab-stops>
      </style:paragraph-properties>
      <style:text-properties style:font-name="Times New Roman"/>
    </style:style>
    <style:style style:name="P384" style:parent-style-name="Normal" style:family="paragraph">
      <style:paragraph-properties>
        <style:tab-stops>
          <style:tab-stop style:type="left" style:position="4.1937in"/>
        </style:tab-stops>
      </style:paragraph-properties>
      <style:text-properties style:font-name="Times New Roman"/>
    </style:style>
    <style:style style:name="P385" style:parent-style-name="Normal" style:family="paragraph">
      <style:paragraph-properties>
        <style:tab-stops>
          <style:tab-stop style:type="left" style:position="4.1937in"/>
        </style:tab-stops>
      </style:paragraph-properties>
      <style:text-properties style:font-name="Times New Roman"/>
    </style:style>
    <style:style style:name="P386" style:parent-style-name="Normal" style:family="paragraph">
      <style:paragraph-properties>
        <style:tab-stops>
          <style:tab-stop style:type="left" style:position="4.1937in"/>
        </style:tab-stops>
      </style:paragraph-properties>
    </style:style>
    <style:style style:name="T387" style:parent-style-name="Fuentedepárrafopredeter." style:family="text">
      <style:text-properties style:font-name="Times New Roman"/>
    </style:style>
    <style:style style:name="T388" style:parent-style-name="Fuentedepárrafopredeter." style:family="text">
      <style:text-properties style:font-name="Times New Roman" fo:font-weight="bold" style:font-weight-asian="bold" style:font-weight-complex="bold"/>
    </style:style>
    <style:style style:name="T389" style:parent-style-name="Fuentedepárrafopredeter." style:family="text">
      <style:text-properties style:font-name="Times New Roman"/>
    </style:style>
    <style:style style:name="P390" style:parent-style-name="Normal" style:family="paragraph">
      <style:paragraph-properties>
        <style:tab-stops>
          <style:tab-stop style:type="left" style:position="4.1937in"/>
        </style:tab-stops>
      </style:paragraph-properties>
    </style:style>
    <style:style style:name="P391" style:parent-style-name="Normal" style:family="paragraph">
      <style:paragraph-properties>
        <style:tab-stops>
          <style:tab-stop style:type="left" style:position="4.1937in"/>
        </style:tab-stops>
      </style:paragraph-properties>
      <style:text-properties style:font-name="Times New Roman"/>
    </style:style>
    <style:style style:name="P392" style:parent-style-name="Normal" style:family="paragraph">
      <style:paragraph-properties>
        <style:tab-stops>
          <style:tab-stop style:type="left" style:position="4.1937in"/>
        </style:tab-stops>
      </style:paragraph-properties>
      <style:text-properties style:font-name="Times New Roman"/>
    </style:style>
    <style:style style:name="P393" style:parent-style-name="Normal" style:family="paragraph">
      <style:paragraph-properties>
        <style:tab-stops>
          <style:tab-stop style:type="left" style:position="4.1937in"/>
        </style:tab-stops>
      </style:paragraph-properties>
      <style:text-properties style:font-name="Times New Roman"/>
    </style:style>
    <style:style style:name="P394" style:parent-style-name="Normal" style:family="paragraph">
      <style:paragraph-properties>
        <style:tab-stops>
          <style:tab-stop style:type="left" style:position="4.1937in"/>
        </style:tab-stops>
      </style:paragraph-properties>
    </style:style>
    <style:style style:name="T395" style:parent-style-name="Fuentedepárrafopredeter." style:family="text">
      <style:text-properties style:font-name="Times New Roman"/>
    </style:style>
    <style:style style:name="T396" style:parent-style-name="Fuentedepárrafopredeter." style:family="text">
      <style:text-properties style:font-name="Times New Roman" fo:font-weight="bold" style:font-weight-asian="bold" style:font-weight-complex="bold"/>
    </style:style>
    <style:style style:name="T397" style:parent-style-name="Fuentedepárrafopredeter." style:family="text">
      <style:text-properties style:font-name="Times New Roman"/>
    </style:style>
    <style:style style:name="P398" style:parent-style-name="Normal" style:family="paragraph">
      <style:paragraph-properties>
        <style:tab-stops>
          <style:tab-stop style:type="left" style:position="4.1937in"/>
        </style:tab-stops>
      </style:paragraph-properties>
      <style:text-properties style:font-name="Times New Roman"/>
    </style:style>
    <style:style style:name="P399" style:parent-style-name="Normal" style:family="paragraph">
      <style:paragraph-properties>
        <style:tab-stops>
          <style:tab-stop style:type="left" style:position="4.1937in"/>
        </style:tab-stops>
      </style:paragraph-properties>
      <style:text-properties style:font-name="Times New Roman"/>
    </style:style>
    <style:style style:name="P400" style:parent-style-name="Normal" style:family="paragraph">
      <style:paragraph-properties>
        <style:tab-stops>
          <style:tab-stop style:type="left" style:position="4.1937in"/>
        </style:tab-stops>
      </style:paragraph-properties>
      <style:text-properties style:font-name="Times New Roman"/>
    </style:style>
    <style:style style:name="P401" style:parent-style-name="Normal" style:family="paragraph">
      <style:paragraph-properties>
        <style:tab-stops>
          <style:tab-stop style:type="left" style:position="4.1937in"/>
        </style:tab-stops>
      </style:paragraph-properties>
      <style:text-properties style:font-name="Times New Roman"/>
    </style:style>
    <style:style style:name="P402" style:parent-style-name="Normal" style:family="paragraph">
      <style:paragraph-properties>
        <style:tab-stops>
          <style:tab-stop style:type="left" style:position="4.1937in"/>
        </style:tab-stops>
      </style:paragraph-properties>
      <style:text-properties style:font-name="Times New Roman"/>
    </style:style>
    <style:style style:name="P403" style:parent-style-name="Normal" style:family="paragraph">
      <style:paragraph-properties>
        <style:tab-stops>
          <style:tab-stop style:type="left" style:position="4.1937in"/>
        </style:tab-stops>
      </style:paragraph-properties>
    </style:style>
    <style:style style:name="T404" style:parent-style-name="Hipervínculo" style:family="text">
      <style:text-properties style:font-name="Times New Roman"/>
    </style:style>
    <style:style style:name="P405" style:parent-style-name="Normal" style:family="paragraph">
      <style:paragraph-properties>
        <style:tab-stops>
          <style:tab-stop style:type="left" style:position="4.1937in"/>
        </style:tab-stops>
      </style:paragraph-properties>
    </style:style>
    <style:style style:name="T406" style:parent-style-name="Hipervínculo" style:family="text">
      <style:text-properties style:font-name="Times New Roman"/>
    </style:style>
    <style:style style:name="T407" style:parent-style-name="Hipervínculo" style:family="text">
      <style:text-properties style:font-name="Times New Roman"/>
    </style:style>
    <style:style style:name="T408" style:parent-style-name="Hipervínculo" style:family="text">
      <style:text-properties style:font-name="Times New Roman"/>
    </style:style>
    <style:style style:name="T409" style:parent-style-name="Fuentedepárrafopredeter." style:family="text">
      <style:text-properties style:font-name="Times New Roman"/>
    </style:style>
    <style:style style:name="T410" style:parent-style-name="Hipervínculo" style:family="text">
      <style:text-properties style:font-name="Times New Roman"/>
    </style:style>
    <style:style style:name="T411" style:parent-style-name="Hipervínculo" style:family="text">
      <style:text-properties style:font-name="Times New Roman"/>
    </style:style>
    <style:style style:name="T412" style:parent-style-name="Hipervínculo" style:family="text">
      <style:text-properties style:font-name="Times New Roman"/>
    </style:style>
    <style:style style:name="P413" style:parent-style-name="Normal" style:family="paragraph">
      <style:text-properties style:font-name="Times New Roman"/>
    </style:style>
    <style:style style:name="P414" style:parent-style-name="Normal" style:family="paragraph">
      <style:paragraph-properties>
        <style:tab-stops>
          <style:tab-stop style:type="left" style:position="4.1937in"/>
        </style:tab-stops>
      </style:paragraph-properties>
      <style:text-properties style:font-name="Times New Roman"/>
    </style:style>
    <style:style style:name="P415" style:parent-style-name="Normal" style:family="paragraph">
      <style:paragraph-properties>
        <style:tab-stops>
          <style:tab-stop style:type="left" style:position="4.1937in"/>
        </style:tab-stops>
      </style:paragraph-properties>
      <style:text-properties style:font-name="Times New Roman"/>
    </style:style>
    <style:style style:name="P416" style:parent-style-name="Normal" style:family="paragraph">
      <style:paragraph-properties>
        <style:tab-stops>
          <style:tab-stop style:type="left" style:position="4.1937in"/>
        </style:tab-stops>
      </style:paragraph-properties>
      <style:text-properties style:font-name="Times New Roman"/>
    </style:style>
    <style:style style:name="P417" style:parent-style-name="Normal" style:family="paragraph">
      <style:paragraph-properties>
        <style:tab-stops>
          <style:tab-stop style:type="left" style:position="4.1937in"/>
        </style:tab-stops>
      </style:paragraph-properties>
      <style:text-properties style:font-name="Times New Roman"/>
    </style:style>
    <style:style style:name="P418" style:parent-style-name="Normal" style:family="paragraph">
      <style:paragraph-properties>
        <style:tab-stops>
          <style:tab-stop style:type="left" style:position="4.1937in"/>
        </style:tab-stops>
      </style:paragraph-properties>
      <style:text-properties style:font-name="Times New Roman"/>
    </style:style>
    <style:style style:name="P419" style:parent-style-name="Normal" style:family="paragraph">
      <style:paragraph-properties>
        <style:tab-stops>
          <style:tab-stop style:type="left" style:position="4.1937in"/>
        </style:tab-stops>
      </style:paragraph-properties>
      <style:text-properties style:font-name="Times New Roman"/>
    </style:style>
    <style:style style:name="P420" style:parent-style-name="Normal" style:family="paragraph">
      <style:text-properties style:font-name="Times New Roman"/>
    </style:style>
    <style:style style:name="P421" style:parent-style-name="Normal" style:family="paragraph">
      <style:text-properties style:font-name="Times New Roman"/>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ragraph" style:horizontal-pos="righ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text:p>
      <text:p text:style-name="P2"><draw:custom-shape svg:x="0in" svg:y="7.7125in" svg:width="3.58333in" svg:height="2.625in" draw:z-index="251664384" draw:id="id3" draw:style-name="a4" draw:name="Rectángulo 2" text:anchor-type="paragraph"><svg:title/><svg:desc/><text:p text:style-name="P3">Nombre y apellidos: Cristina Sandoval Laborde</text:p><text:p text:style-name="P4">Curso: 2ºDAM</text:p><text:p text:style-name="P5">Asignatura: Desarrollo de interfaces</text:p><draw:enhanced-geometry draw:type="non-primitive" svg:viewBox="0 0 21600 21600" draw:enhanced-path="M 0 0 L 21600 0 21600 21600 0 21600 Z N"/></draw:custom-shape><draw:frame draw:z-index="251659264" draw:id="id4" draw:style-name="a5" draw:name="Cuadro de texto 154" text:anchor-type="paragraph" svg:x="0in" svg:y="3.59097in" svg:width="8in" svg:height="3.97917in" style:rel-width="scale" style:rel-height="scale"><draw:text-box><text:p text:style-name="P6"><text:span text:style-name="T7">TAREA 5.1 - Metodologías de desarrollo de software</text:span></text:p><text:p text:style-name="P8"/></draw:text-box><svg:title/><svg:desc/></draw:frame><text:span text:style-name="T9"><draw:custom-shape svg:x="4.73542in" svg:y="0.35417in" svg:width="1.85417in" svg:height="0.73333in" draw:z-index="251663360" draw:id="id5" draw:style-name="a6" draw:name="Rectángulo 1" text:anchor-type="paragraph"><svg:title/><svg:desc/><text:p text:style-name="P10">04/02/2026</text:p><draw:enhanced-geometry draw:type="non-primitive" svg:viewBox="0 0 21600 21600" draw:enhanced-path="M 0 0 L 21600 0 21600 21600 0 21600 Z N"/></draw:custom-shape></text:span></text:p>
      <text:p text:style-name="P11"/>
      <text:soft-page-break/>
      <text:p text:style-name="TítuloTDC"><text:span text:style-name="T12">Índice</text:span></text:p>
      <text:p text:style-name="P1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221000825" office:target-frame-name="_top" xlink:show="replace"><text:span text:style-name="T15">1. Límites reales del modelo en cascada</text:span><text:span text:style-name="T16"><text:tab/>1</text:span></text:a></text:p>
          <text:p text:style-name="P17"><text:a xlink:href="#_Toc221000826" office:target-frame-name="_top" xlink:show="replace"><text:span text:style-name="T18">2. Uso real del modelo tradicional (búsqueda obligatoria)</text:span><text:span text:style-name="T19"><text:tab/>1</text:span></text:a></text:p>
          <text:p text:style-name="P20"><text:a xlink:href="#_Toc221000827" office:target-frame-name="_top" xlink:show="replace"><text:span text:style-name="T21">3. Valores ágiles aplicados a situaciones reales</text:span><text:span text:style-name="T22"><text:tab/>1</text:span></text:a></text:p>
          <text:p text:style-name="P23"><text:a xlink:href="#_Toc221000828" office:target-frame-name="_top" xlink:show="replace"><text:span text:style-name="T24">4. Principios ágiles y problemas de aplicación</text:span><text:span text:style-name="T25"><text:tab/>2</text:span></text:a></text:p>
          <text:p text:style-name="P26"><text:a xlink:href="#_Toc221000829" office:target-frame-name="_top" xlink:show="replace"><text:span text:style-name="T27">5. Proyecto: Aplicación web de gestión de citas médicas</text:span><text:span text:style-name="T28"><text:tab/>2</text:span></text:a></text:p>
          <text:p text:style-name="P29"><text:a xlink:href="#_Toc221000830" office:target-frame-name="_top" xlink:show="replace"><text:span text:style-name="T30">5.1 Evidencias del mundo profesional</text:span><text:span text:style-name="T31"><text:tab/>3</text:span></text:a></text:p>
          <text:p text:style-name="P32"><text:a xlink:href="#_Toc221000831" office:target-frame-name="_top" xlink:show="replace"><text:span text:style-name="T33">5.2 Selección razonada de metodología</text:span><text:span text:style-name="T34"><text:tab/>3</text:span></text:a></text:p>
          <text:p text:style-name="P35"><text:a xlink:href="#_Toc221000832" office:target-frame-name="_top" xlink:show="replace"><text:span text:style-name="T36">5.3 Adaptación realista</text:span><text:span text:style-name="T37"><text:tab/>3</text:span></text:a></text:p>
          <text:p text:style-name="P38"><text:a xlink:href="#_Toc221000833" office:target-frame-name="_top" xlink:show="replace"><text:span text:style-name="T39">6. Decisión crítica</text:span><text:span text:style-name="T40"><text:tab/>4</text:span></text:a></text:p>
        </text:index-body>
      </text:table-of-content>
      <text:p text:style-name="Normal"/>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221000825"/></text:h>
      <text:soft-page-break/>
      <text:h text:style-name="P41" text:outline-level="1">1. Límites reales del modelo en cascada<text:bookmark-end text:name="_Toc221000825"/></text:h>
      <text:p text:style-name="P42">Sin definir qué es el desarrollo en cascada, responde:</text:p>
      <text:p text:style-name="Normal"><text:span text:style-name="T43">a)</text:span><text:span text:style-name="T44"> Describe </text:span><text:span text:style-name="T45">dos situaciones reales</text:span><text:span text:style-name="T46"> (no teóricas) en las que el uso de este modelo pueda provocar:</text:span></text:p>
      <text:p text:style-name="P47">•retrasos,</text:p>
      <text:p text:style-name="P48">•sobrecostes,</text:p>
      <text:p text:style-name="P49">•o un producto que no<text:s/>encaje con el cliente.</text:p>
      <text:p text:style-name="Normal"><text:span text:style-name="T50">1.El desarrollo de una aplicación para gestión de criptomonedas. Los requisitos se cierran en enero, pero en marzo el gobierno aprueba una nueva ley de transparencia fiscal que obliga a cambiar cómo se registran las transacciones. De</text:span><text:span text:style-name="T51">bido a la rigidez del modelo, integrar este cambio requiere detener la maquinaria y retroceder a la fase de análisis para redefinir documentos, lo que genera<text:s/></text:span><text:span text:style-name="T52">retrasos masivos</text:span><text:span text:style-name="T53"><text:s/>y<text:s/></text:span><text:span text:style-name="T54">sobrecostes</text:span><text:span text:style-name="T55"><text:s/>al tener que rehacer trabajo que ya estaba planificado como "termin</text:span><text:span text:style-name="T56">ado".</text:span></text:p>
      <text:p text:style-name="Normal"><text:span text:style-name="T57">2.</text:span><text:s/><text:span text:style-name="T58">Una clínica encarga un software para que los médicos anoten diagnósticos. El análisis de requisitos se hace únicamente con los directores de la clínica (que no pasan consulta). Cuando el software llega a manos de los médicos meses después, estos d</text:span><text:span text:style-name="T59">escubren que la interfaz es demasiado lenta para una consulta real de urgencias. El resultado es un<text:s/></text:span><text:span text:style-name="T60">producto que no encaja con el cliente final</text:span><text:span text:style-name="T61">, a pesar de haber cumplido estrictamente con el contrato inicial.</text:span></text:p>
      <text:p text:style-name="Normal"><text:span text:style-name="T62">b)</text:span><text:span text:style-name="T63"> Elige una de esas situaciones y explica:</text:span></text:p>
      <text:p text:style-name="P64">•<text:s/>¿En qué fase aparece el problema?</text:p>
      <text:p text:style-name="Normal"><text:span text:style-name="T65">El problema sale a la luz únicamente en la<text:s/></text:span><text:span text:style-name="T66">fase de pruebas</text:span><text:span text:style-name="T67"><text:s/>(testing) o incluso en la de<text:s/></text:span><text:span text:style-name="T68">mantenimiento</text:span><text:span text:style-name="T69">, que es cuando los usuarios reales interactúan por primera vez con el sistema funcional.</text:span></text:p>
      <text:p text:style-name="P70">• ¿Por qué no se detecta antes?</text:p>
      <text:p text:style-name="P71">Porque en este modelo el cliente no prueba el software de forma continua; solo valida documentos de texto en la fase de análisis. Al no existir entregas parciales o "sprints", no hay feedback intermedio que permita corregir el rumbo de la interfaz antes de que esté programada por completo.</text:p>
      <text:p text:style-name="P72">• ¿Qué consecuencias tiene en fases posteriores del proyecto?</text:p>
      <text:p text:style-name="Normal"><text:span text:style-name="T73">Detectar un error de concepto en la interfaz tan tarde dispara el<text:s/></text:span><text:span text:style-name="T74">coste de reparación</text:span><text:span text:style-name="T75">. Corregir un fallo estructural en esta etapa puede ser muchísimo más car</text:span><text:span text:style-name="T76">o que si se hubiera detectado en el diseño.</text:span></text:p>
      <text:p text:style-name="P77"/>
      <text:h text:style-name="Título1" text:outline-level="1"><text:bookmark-start text:name="_Toc221000826"/><text:soft-page-break/>2. Uso real del modelo tradicional (búsqueda obligatoria)<text:bookmark-end text:name="_Toc221000826"/></text:h>
      <text:p text:style-name="Normal"><text:span text:style-name="T78">Busca en internet una </text:span><text:span text:style-name="T79">fuente técnica o profesional</text:span><text:span text:style-name="T80"> (artículo, caso real, documentación de empresa…) donde se justifique el uso de un modelo </text:span><text:span text:style-name="T81">tradicional o en cascada</text:span><text:span text:style-name="T82">.</text:span></text:p>
      <text:p text:style-name="P83">Indica:</text:p>
      <text:p text:style-name="P84">•Enlace a la fuente</text:p>
      <text:p text:style-name="Normal"><text:a xlink:href="https://instituteprojectmanagement.com/es/blog/que-es-la-metodologia-en-cascada-todo-lo-que-necesitas-saber/" office:target-frame-name="_top" xlink:show="replace"><text:span text:style-name="T85">https://instituteprojectmanagement.com/es/blog/que-es-la-metodologia-en-casc</text:span><text:span text:style-name="T86">ada-todo-lo-que-necesitas-saber/</text:span></text:a><text:span text:style-name="T87"><text:s/></text:span></text:p>
      <text:p text:style-name="P88">•Tipo de proyecto donde se aplica</text:p>
      <text:p text:style-name="Normal"><text:span text:style-name="T89">Proyectos de<text:s/></text:span><text:span text:style-name="T90">Construcción</text:span><text:span text:style-name="T91"><text:s/>e Ingeniería de Infraestructuras</text:span></text:p>
      <text:p text:style-name="P92">•Por qué en ese contexto los requisitos no cambian</text:p>
      <text:p text:style-name="Normal"><text:span text:style-name="T93">En este contexto, la fuente justifica el uso del modelo en cascada porque el p</text:span><text:span text:style-name="T94">royecto sigue un planteamiento lineal "extremadamente estable por naturaleza". Una vez que los requisitos del sistema han sido finalizados y el trabajo real comienza,<text:s/></text:span><text:span text:style-name="T95">"no hay posibilidades de desviarse del plan original"</text:span><text:span text:style-name="T96">. Esto se debe a que las fases son s</text:span><text:span text:style-name="T97">ecuenciales y dependientes; por ejemplo, no se puede avanzar sin completar la anterior y cualquier cambio posterior sería prohibitivo en términos de coste y viabilidad física.</text:span></text:p>
      <text:p text:style-name="P98">•Relación con lo visto en clase.</text:p>
      <text:p text:style-name="Normal"><text:span text:style-name="T99">Análisis de Requisitos:</text:span><text:span text:style-name="T100"><text:s/>La fuente<text:s/></text:span><text:span text:style-name="T101">destaca que los requisitos deben ser "bien conocidos y estar establecidos", lo que coincide con lo que indica el temario cuando dice en la fase de análisis los requisitos<text:s/></text:span><text:span text:style-name="T102">"tienen que estar muy claros desde el inicio"</text:span><text:span text:style-name="T103"><text:s/>ya que no se espera que cambien.</text:span></text:p>
      <text:p text:style-name="Normal"><text:span text:style-name="T104">Impact</text:span><text:span text:style-name="T105">o del Coste:</text:span><text:span text:style-name="T106"><text:s/>La fuente señala que el modelo es "costoso e inflexible" si se intentan hacer cambios tarde. Esto se relaciona con la gráfica de<text:s/></text:span><text:span text:style-name="T107">Coste de reparación de errores</text:span><text:span text:style-name="T108"><text:s/>del tema, que muestra cómo un error detectado en la fase de producción puede ser<text:s/></text:span><text:span text:style-name="T109">64</text:span><text:span text:style-name="T110">0 veces más caro</text:span><text:span text:style-name="T111"><text:s/>que en la fase de codificación.</text:span></text:p>
      <text:p text:style-name="Normal"><text:span text:style-name="T112">Idoneidad del Modelo:</text:span><text:span text:style-name="T113"><text:s/>Finalmente, el artículo profesional concluye que es el modelo adecuado cuando los requisitos son estáticos, reafirmando la "Idea clave" de los apuntes:<text:s/></text:span><text:span text:style-name="T114">"Este tipo de metodología funcion</text:span><text:span text:style-name="T115">a bien cuando los requisitos están muy claros desde el principio y apenas cambian"</text:span><text:span text:style-name="T116">.</text:span></text:p>
      <text:p text:style-name="P117"/>
      <text:p text:style-name="P118"/>
      <text:p text:style-name="P119"/>
      <text:p text:style-name="P120"/>
      <text:h text:style-name="Título1" text:outline-level="1"><text:bookmark-start text:name="_Toc221000827"/><text:soft-page-break/>3. Valores ágiles aplicados a situaciones reales<text:bookmark-end text:name="_Toc221000827"/></text:h>
      <text:p text:style-name="P121">Los valores ágiles no siempre encajan bien entre sí.</text:p>
      <text:p text:style-name="Normal"><text:span text:style-name="T122">a)</text:span><text:span text:style-name="T123"> Elige </text:span><text:span text:style-name="T124">dos valores ágiles</text:span><text:span text:style-name="T125"> que puedan entrar en conflicto en un p</text:span><text:span text:style-name="T126">royecto real.</text:span></text:p>
      <text:p text:style-name="Normal"><text:span text:style-name="T127">Colaboración con el cliente sobre negociación contractual:</text:span><text:span text:style-name="T128"><text:s/>Se da importancia al contacto continuo y a que el feedback del cliente pueda provocar cambios durante el desarrollo.</text:span></text:p>
      <text:p text:style-name="Normal"><text:span text:style-name="T129">Individuos e interacciones sobre procesos y herramientas:</text:span><text:span text:style-name="T130"><text:s/>Se da má</text:span><text:span text:style-name="T131">s importancia a las personas del equipo y a su capacidad de comunicación que a seguir procesos rígidos.</text:span></text:p>
      <text:p text:style-name="Normal"><text:span text:style-name="T132">b)</text:span><text:span text:style-name="T133"> Describe una situación concreta donde:</text:span></text:p>
      <text:p text:style-name="P134">•cumplir uno dificulta cumplir el otro,</text:p>
      <text:p text:style-name="P135">•el equipo tenga que tomar una decisión.</text:p>
      <text:p text:style-name="Normal"><text:span text:style-name="T136">Un proyecto donde se desarrol</text:span><text:span text:style-name="T137">la una aplicación de logística. El cliente es muy entusiasta y, para cumplir con el valor de<text:s/></text:span><text:span text:style-name="T138">colaboración continua</text:span><text:span text:style-name="T139">, solicita asistir a todas las reuniones diarias del equipo (Daily Scrum de 15 minutos). Su intención es dar feedback en tiempo real sobre lo<text:s/></text:span><text:span text:style-name="T140">que se hizo ayer y proponer cambios inmediatamente al escuchar los avances.</text:span></text:p>
      <text:p text:style-name="Normal"><text:span text:style-name="T141">El conflicto:<text:s/></text:span><text:span text:style-name="T142">Cumplir</text:span><text:span text:style-name="T143"><text:s/></text:span><text:span text:style-name="T144">con esta colaboración dificulta enormemente las interacciones del equipo. Los desarrolladores, al sentirse observados por quien paga el proyecto, dejan de hab</text:span><text:span text:style-name="T145">lar con sinceridad sobre sus errores o problemas técnicos por miedo a dar una mala imagen. La reunión, que debería ser una interacción ágil entre individuos para coordinarse, se convierte en un proceso rígido de "rendición de cuentas" ante el cliente.</text:span></text:p>
      <text:p text:style-name="Normal"><text:span text:style-name="T146">Deci</text:span><text:span text:style-name="T147">sión del equipo:</text:span><text:span text:style-name="T148"><text:s/>El equipo debe decidir si permite la entrada del cliente para mantener la transparencia total o si protege su espacio interno para asegurar una comunicación sana.</text:span></text:p>
      <text:p text:style-name="Normal"><text:span text:style-name="T149">c)</text:span><text:span text:style-name="T150"> Indica qué valor priorizarías y </text:span><text:span text:style-name="T151">por qué</text:span><text:span text:style-name="T152">, asumiendo claramente las<text:s/></text:span><text:span text:style-name="T153">consecuencias negativas de esa decisión.</text:span></text:p>
      <text:p text:style-name="Normal"><text:span text:style-name="T154">En esta situación, yo priorizaría<text:s/></text:span><text:span text:style-name="T155">Individuos e interacciones sobre procesos y herramientas</text:span><text:span text:style-name="T156">.</text:span></text:p>
      <text:p text:style-name="P157">Según los principios ágiles, un equipo bien organizado y con interacciones sinceras suele dar mejores resultados que cualquier proceso, por muy colaborativo que sea. Si la presencia del cliente corta la comunicación del equipo, los problemas técnicos no se compartirán a tiempo y la calidad final del software caerá, por mucho feedback que dé el cliente. La excelencia técnica depende de que el equipo pueda interactuar sin barreras.</text:p>
      <text:p text:style-name="P158"/>
      <text:p text:style-name="P159"/>
      <text:soft-page-break/>
      <text:p text:style-name="Normal"><text:span text:style-name="T160">Consecuencias negativas asumidas:</text:span></text:p>
      <text:list text:style-name="LFO1" text:continue-numbering="true">
        <text:list-item>
          <text:p text:style-name="P161"><text:span text:style-name="T162">Sensación de exclusión:</text:span><text:span text:style-name="T163"><text:s/>El cliente puede sentirse molesto o desconfiar del equipo al no permitírsele estar en "las mini sesiones " del proyecto, lo que podría tensar</text:span><text:span text:style-name="T164"><text:s/>la relación.</text:span></text:p>
        </text:list-item>
        <text:list-item>
          <text:p text:style-name="P165"><text:span text:style-name="T166">Feedback retrasado:</text:span><text:span text:style-name="T167"><text:s/>Al no estar el cliente en la reunión diaria, sus correcciones llegarán más tarde (quizás en la reunión de revisión semanal), lo que podría obligar a rehacer trabajo.</text:span></text:p>
        </text:list-item>
        <text:list-item>
          <text:p text:style-name="P168"><text:span text:style-name="T169">Percepción de falta de transparencia:</text:span><text:span text:style-name="T170"><text:s/>El cliente podría<text:s/></text:span><text:span text:style-name="T171">pensar que el equipo oculta retrasos o errores graves al no dejarle participar en sus interacciones internas.</text:span></text:p>
        </text:list-item>
      </text:list>
      <text:h text:style-name="Título1" text:outline-level="1"><text:bookmark-start text:name="_Toc221000828"/>4. Principios ágiles y problemas de aplicación<text:bookmark-end text:name="_Toc221000828"/></text:h>
      <text:p text:style-name="P172">Reflexión y ajuste regular (Principio 12)</text:p>
      <text:p text:style-name="Normal"><text:span text:style-name="T173">a)</text:span><text:span text:style-name="T174"> Buscar en internet una </text:span><text:span text:style-name="T175">fuente profesional fiable</text:span><text:span text:style-name="T176"> donde se describa:</text:span></text:p>
      <text:p text:style-name="Normal"><text:a xlink:href="https://www.paradigmadigital.com/techbiz/11-males-mas-comunes-retrospectivas-escalados/" office:target-frame-name="_top" xlink:show="replace"><text:span text:style-name="T177">https://www.paradigmadigital.com/techbiz/11-males-mas-comunes-retrospectivas-escalados/</text:span></text:a></text:p>
      <text:p text:style-name="P178"/>
      <text:p text:style-name="P179">•Una dificultad real al aplicar ese principio</text:p>
      <text:p text:style-name="Normal"><text:span text:style-name="T180">El artículo describe la<text:s/></text:span><text:span text:style-name="T181">"Falta de seguimiento de las acciones"</text:span><text:span text:style-name="T182">. La dificultad reside en que, aunque el equipo identifica problemas, en el día a día la presión por las entregas hace que las mejoras acordadas se olviden, cayendo en un ciclo de inacción.</text:span></text:p>
      <text:p text:style-name="P183">•Una mala aplicación del mismo.</text:p>
      <text:p text:style-name="Normal"><text:span text:style-name="T184">Se menciona la<text:s/></text:span><text:span text:style-name="T185">"Retrospectiva ritualista o vacía"</text:span><text:span text:style-name="T186">. Ocurre cuando el equipo realiza la reunión simplemente porque el proceso (Scrum) lo dicta, pero sin una intención real de cambio, convirtiéndola en un trámite aburrido que n</text:span><text:span text:style-name="T187">o genera ningún ajuste en el comportamiento.</text:span></text:p>
      <text:p text:style-name="Normal"><text:span text:style-name="T188">b)</text:span><text:span text:style-name="T189"> Resume con tus palabras:</text:span></text:p>
      <text:p text:style-name="P190">•El problema descrito:</text:p>
      <text:p text:style-name="Normal"><text:span text:style-name="T191">El artículo describe la<text:s/></text:span><text:span text:style-name="T192">"Retrospectiva aburrida o ritualista"</text:span><text:span text:style-name="T193">. El equipo se junta solo por cumplir el calendario, pero no hay un compromiso real para cambiar. S</text:span><text:span text:style-name="T194">e detectan problemas, pero nadie toma la responsabilidad de solucionarlos, lo que convierte la reflexión en una pérdida de tiempo.</text:span></text:p>
      <text:p text:style-name="P195">•El contexto del proyecto.</text:p>
      <text:p text:style-name="P196">Equipos que aplican Scrum pero donde las reuniones de mejora(retrospectva) se vuelven mecánicas.</text:p>
      <text:soft-page-break/>
      <text:p text:style-name="Normal"><text:span text:style-name="T197">c</text:span><text:span text:style-name="T198">)</text:span><text:span text:style-name="T199"> Relaciona ese caso con lo visto en clase:</text:span></text:p>
      <text:p text:style-name="P200">•¿Qué principio se incumple?</text:p>
      <text:p text:style-name="Normal"><text:span text:style-name="T201">Principio 12 (Mejora basada en el feedback continuado)</text:span><text:span text:style-name="T202">.</text:span></text:p>
      <text:p text:style-name="P203">•¿Por qué ocurre?</text:p>
      <text:p text:style-name="Normal"><text:span text:style-name="T204">Ocurre cuando se priorizan los<text:s/></text:span><text:span text:style-name="T205">procesos</text:span><text:span text:style-name="T206"><text:s/>(hacer la reunión porque toca) sobre los<text:s/></text:span><text:span text:style-name="T207">individuos e interacciones</text:span><text:span text:style-name="T208"><text:s/>(</text:span><text:span text:style-name="T209">hablar de verdad para mejorar).</text:span></text:p>
      <text:p text:style-name="P210">•¿Qué efectos tiene en el equipo o el producto?</text:p>
      <text:p text:style-name="Normal"><text:span text:style-name="T211">El equipo no evoluciona. Si el proceso no mejora, los errores de código detectados en la fase de<text:s/></text:span><text:span text:style-name="T212">pruebas de aplicaciones</text:span><text:span text:style-name="T213"><text:s/>se repetirán en el siguiente ciclo,<text:s/></text:span><text:span text:style-name="T214">impidiendo reducir el<text:s/></text:span><text:span text:style-name="T215">coste de reparación</text:span><text:span text:style-name="T216"><text:s/>(que en fases avanzadas es<text:s/></text:span><text:span text:style-name="T217">640 veces más caro</text:span><text:span text:style-name="T218">).</text:span></text:p>
      <text:p text:style-name="P219"><text:span text:style-name="T220">d)</text:span><text:span text:style-name="T221"> Propón </text:span><text:span text:style-name="T222">una solución propia</text:span><text:span text:style-name="T223">, distinta a la de la fuente.</text:span><text:span text:style-name="T224"><text:tab/></text:span></text:p>
      <text:p text:style-name="Normal"><text:span text:style-name="T225">Implementar la<text:s/></text:span><text:span text:style-name="T226">"Retrospectiva del Semáforo Técnico"</text:span><text:span text:style-name="T227">: Al final de cada reflexión, el equipo debe elegir una</text:span><text:span text:style-name="T228"><text:s/>sola acción técnica (por ejemplo: "mejorar los tests unitarios de X módulo"). Se le asigna un color: rojo si no se ha hecho nada, amarillo si está en proceso y verde si se ha cumplido. Si el semáforo está en rojo al final de la semana, el equipo debe dete</text:span><text:span text:style-name="T229">nerse y dedicar las primeras 4 horas del lunes solo a esa mejora antes de seguir programando funcionalidades nuevas.</text:span></text:p>
      <text:p text:style-name="P230">2.</text:p>
      <text:p text:style-name="Normal"><text:span text:style-name="T231">a)</text:span><text:span text:style-name="T232"> Buscar en internet una </text:span><text:span text:style-name="T233">fuente profesional fiable</text:span><text:span text:style-name="T234"> donde se describa:</text:span></text:p>
      <text:p text:style-name="Normal"><text:a xlink:href="https://www.bbva.es/finanzas-vistazo/agile/metodologia-agile/valores-principios-manifiesto-agil.html#principios-agiles" office:target-frame-name="_top" xlink:show="replace"><text:span text:style-name="T235">https://www.bbva.es/finanzas-vistazo/agile/metodologia-agile/valores-principios-manifiesto-agil.html#principios-agiles</text:span></text:a></text:p>
      <text:p text:style-name="P236"/>
      <text:p text:style-name="P237">•Una dificultad real al aplicar ese principio</text:p>
      <text:p text:style-name="Normal"><text:span text:style-name="T238">El artículo describe “</text:span><text:span text:style-name="T239">El miedo a la transparencia total</text:span><text:span text:style-name="T240">”. Para muchos gestores de proyectos tradicionales, es difícil admitir que un proyecto va "al 0%" simplemente porque el software aún no se puede ejecutar, prefiriendo informar de que el "análisis está al 100%" para dar una falsa sensación de avance.</text:span></text:p>
      <text:p text:style-name="P241">•Una mala<text:s/>aplicación del mismo.</text:p>
      <text:p text:style-name="P242">Utilizar gráficos de barras o porcentajes de "horas trabajadas" para justificar el éxito de un proyecto ante el cliente, cuando en realidad el cliente no ha visto ni una sola pantalla que funcione de verdad. Esto oculta riesgos técnicos que solo aparecen cuando intentas ejecutar el código por primera vez.</text:p>
      <text:p text:style-name="P243"/>
      <text:p text:style-name="P244"/>
      <text:soft-page-break/>
      <text:p text:style-name="Normal"><text:span text:style-name="T245">b)</text:span><text:span text:style-name="T246"> Resume con tus palabras:</text:span></text:p>
      <text:p text:style-name="P247">•El problema descrito:</text:p>
      <text:p text:style-name="Normal"><text:span text:style-name="T248">La confusión entre "estar ocupado" y "avanzar".<text:s/></text:span><text:span text:style-name="T249">Se da más importancia a rellenar informes y completar fases de diseño que a tener un producto que el usuario pueda tocar y probar.</text:span></text:p>
      <text:p text:style-name="P250">•El contexto del proyecto.</text:p>
      <text:p text:style-name="P251">Proyectos donde se invierten meses en arquitectura y documentación sin escribir una línea de código funcional, lo que lleva a descubrir errores de diseño demasiado tarde.</text:p>
      <text:p text:style-name="Normal"><text:span text:style-name="T252">c)</text:span><text:span text:style-name="T253"> Relaciona ese caso con lo visto en clase:</text:span></text:p>
      <text:p text:style-name="P254">•¿Qué principio se incumple?</text:p>
      <text:p text:style-name="P255">Principio 7: “Un equipo motivado es indicador de éxito del proyecto.”</text:p>
      <text:p text:style-name="P256"/>
      <text:p text:style-name="P257">•¿Por qué ocurre?</text:p>
      <text:p text:style-name="P258">Ocurre porque se arrastra la mentalidad del modelo en cascada, donde el progreso se mide por el cumplimiento de fases (Análisis -&gt; Diseño) en lugar de por incrementos de valor real para el cliente.</text:p>
      <text:p text:style-name="P259">•¿Qué efectos tiene en el equipo o el producto?</text:p>
      <text:p text:style-name="P260">Provoca una pérdida de confianza del cliente. Cuando llega la fecha de entrega y el software no funciona "porque falta integrarlo", el impacto organizativo es masivo y el coste de corregir esos fallos de integración de última hora es altísimo.</text:p>
      <text:p text:style-name="P261"><text:span text:style-name="T262">d)</text:span><text:span text:style-name="T263"> Propón </text:span><text:span text:style-name="T264">una so</text:span><text:span text:style-name="T265">lución propia</text:span><text:span text:style-name="T266">, distinta a la de la fuente.</text:span><text:span text:style-name="T267"><text:tab/></text:span></text:p>
      <text:p text:style-name="Normal"><text:span text:style-name="T268">Implementar el "Hito del Primer Clic":</text:span><text:span text:style-name="T269"><text:s/>El equipo debe comprometerse a que, en la primera semana del proyecto, el cliente debe poder hacer "un clic" que ejecute una acción real (aunque sea mínima, como un login o una suma).</text:span><text:span text:style-name="T270"><text:s/>A partir de ahí, cada semana se mide el progreso solo por la cantidad de "clics útiles" nuevos que se han añadido. Si no se puede hacer clic en algo nuevo, el progreso reportado esa semana es cero, obligando al equipo a no dejar tareas "a medias" o "pendientes de integrar"</text:span></text:p>
      <text:h text:style-name="P271" text:outline-level="1"><text:bookmark-start text:name="_Toc221000829"/>5. Proyecto: Aplicación web de gestión de citas médicas<text:bookmark-end text:name="_Toc221000829"/></text:h>
      <text:p text:style-name="P272">Condiciones del proyecto:</text:p>
      <text:p text:style-name="P273">•El cliente quiere resultados visibles pronto.</text:p>
      <text:p text:style-name="P274">•Los requisitos cambian con frecuencia.</text:p>
      <text:p text:style-name="P275">•El equipo es pequeño y con poca experiencia.</text:p>
      <text:p text:style-name="P276">•Existe presión por la calidad del código.</text:p>
      <text:p text:style-name="P277">•El cliente no puede reunirse todas las semanas.</text:p>
      <text:p text:style-name="P278"/>
      <text:h text:style-name="Título2" text:outline-level="2"><text:bookmark-start text:name="_Toc221000830"/>5.1 Evidencias del mundo profesional<text:bookmark-end text:name="_Toc221000830"/></text:h>
      <text:p text:style-name="P279">Antes de elegir la metodología:</text:p>
      <text:p text:style-name="P280"><text:span text:style-name="T281">Busca en internet </text:span><text:span text:style-name="T282">una oferta de empleo real</text:span><text:span text:style-name="T283"> o </text:span><text:span text:style-name="T284">una experiencia profesional<text:s/></text:span><text:span text:style-name="T285">documentada</text:span><text:span text:style-name="T286"> donde se mencione explícitamente:</text:span></text:p>
      <text:p text:style-name="P287">•Scrum,</text:p>
      <text:p text:style-name="P288">•Kanban,</text:p>
      <text:p text:style-name="P289">•o Extreme Programming.</text:p>
      <text:p text:style-name="P290">Indica:</text:p>
      <text:p text:style-name="P291">•Enlace</text:p>
      <text:p text:style-name="P292"><text:a xlink:href="https://www.tecnoempleo.com/scrum-master-junior-teletrabajo-second-window/agile/rf-c5b118a7928693e8fd47" office:target-frame-name="_top" xlink:show="replace"><text:span text:style-name="T293">https://www.tecnoempleo.com/scrum-master-junior-teletrabajo-second-window/agile/rf-c5b118a7928693e8fd47</text:span></text:a><text:span text:style-name="T294"><text:s/></text:span></text:p>
      <text:p text:style-name="P295"/>
      <text:p text:style-name="P296">•Metodología mencionada</text:p>
      <text:p text:style-name="P297">Scrum</text:p>
      <text:p text:style-name="P298">•qué se espera del equipo</text:p>
      <text:p text:style-name="P299">Se espera un equipo capaz de trabajar en ciclos de entrega de valor, con capacidad de autoorganización y un enfoque en la mejora continua de los procesos. El equipo debe ser colaborativo y adaptarse a un entorno de teletrabajo utilizando herramientas de gestión ágil.</text:p>
      <text:p text:style-name="P300">•qué parte del proyecto encaja con esa metodología</text:p>
      <text:p text:style-name="P301"><text:span text:style-name="T302">Resultados visibles pronto:</text:span><text:span text:style-name="T303"><text:s/>Scrum utiliza Sprints (normalmente de 2 semanas) al final de los cuales hay que presentar una demo funcional. Esto cumple con la exigencia del cliente de ver avances rápidos en la web de citas.</text:span></text:p>
      <text:p text:style-name="P304"><text:span text:style-name="T305">•qué parte </text:span><text:span text:style-name="T306">no encaja del todo</text:span><text:span text:style-name="T307">.</text:span></text:p>
      <text:p text:style-name="P308"><text:span text:style-name="T309">El cliente no puede reunirse todas las semanas:</text:span><text:span text:style-name="T310"><text:s/>Este es el mayor problema. Scrum es muy estricto con la presencia del cliente (</text:span><text:span text:style-name="T311">Product Owner</text:span><text:span text:style-name="T312">) en reuniones clave como la<text:s/></text:span><text:span text:style-name="T313">Sprint Review</text:span><text:span text:style-name="T314"><text:s/>y la<text:s/></text:span><text:span text:style-name="T315">Sprint Planning</text:span><text:span text:style-name="T316">. Si el cliente no está disponible semanalmente, el equipo puede quedar bloqueado o avanzar en una dirección equivocada.</text:span></text:p>
      <text:p text:style-name="P317"/>
      <text:p text:style-name="P318"/>
      <text:p text:style-name="P319"/>
      <text:h text:style-name="Título2" text:outline-level="2"><text:bookmark-start text:name="_Toc221000831"/><text:soft-page-break/>5.2<text:s/>Selección razonada de metodología<text:bookmark-end text:name="_Toc221000831"/></text:h>
      <text:p text:style-name="P320"><text:span text:style-name="T321">a)</text:span><text:span text:style-name="T322"> Elige </text:span><text:span text:style-name="T323">una única metodología principal</text:span><text:span text:style-name="T324"> entre:</text:span></text:p>
      <text:p text:style-name="P325">•Cascada</text:p>
      <text:p text:style-name="P326">•Kanban</text:p>
      <text:p text:style-name="P327">•Scrum</text:p>
      <text:p text:style-name="P328">•Extreme Programming</text:p>
      <text:p text:style-name="P329">Kanban</text:p>
      <text:p text:style-name="P330"><text:span text:style-name="T331">b)</text:span><text:span text:style-name="T332"> Justifica por qué </text:span><text:span text:style-name="T333">descartas explícitamente las otras tres</text:span><text:span text:style-name="T334">, usando las condiciones del proyecto.</text:span></text:p>
      <text:p text:style-name="P335"><text:span text:style-name="T336">Se descarta el Modelo en Cascada:</text:span><text:span text:style-name="T337"><text:s/>Este modelo requiere que todos los requisitos estén definidos y cerrados desde el primer día. En una aplicación de gestión de citas médicas donde los requisitos cambian con frecuencia, la Cascada sería un fracaso asegurado. Además, el cliente no vería resultados hasta el final de todas las fases, incumpliendo su condición de querer resultados visibles pronto.</text:span></text:p>
      <text:p text:style-name="P338"><text:span text:style-name="T339">Se descarta Scrum:</text:span><text:span text:style-name="T340"><text:s/>Aunque Scrum permite resultados rápidos, depende totalmente de la disponibilidad del cliente para las ceremonias (reuniones) de<text:s/></text:span><text:span text:style-name="T341">Sprint Review</text:span><text:span text:style-name="T342"><text:s/>y<text:s/></text:span><text:span text:style-name="T343">Sprint Planning</text:span><text:span text:style-name="T344">. Si el cliente no puede reunirse todas las semanas, el flujo de Scrum se rompe, ya que no habría nadie para validar el incremento de software o priorizar el siguiente ciclo. Además, la carga de reuniones de Scrum puede abrumar a un equipo pequeño e inexperto.</text:span></text:p>
      <text:p text:style-name="P345"><text:span text:style-name="T346">Se descarta Extreme Programming (XP):</text:span><text:span text:style-name="T347"><text:s/>XP pone un foco extremo en la calidad técnica, lo cual es positivo, pero sus prácticas (como el<text:s/></text:span><text:span text:style-name="T348">Pair Programming</text:span><text:span text:style-name="T349"><text:s/>o el TDD) requieren una curva de aprendizaje muy alta. Un equipo con poca experiencia tardaría demasiado tiempo en dominar estas técnicas, retrasando la entrega del producto. Además, al igual que Scrum, requiere una presencia constante del cliente que aquí no existe.</text:span></text:p>
      <text:p text:style-name="P350"><text:span text:style-name="T351">Kanban es la metodología más flexible para este escenario. Permite gestionar los<text:s/></text:span><text:span text:style-name="T352">requisitos cambiantes</text:span><text:span text:style-name="T353"><text:s/>simplemente moviendo tarjetas en el tablero. No obliga a realizar reuniones semanales estrictas (se adapta a la agenda del cliente) y es visualmente muy sencillo, lo que ayuda a que un<text:s/></text:span><text:span text:style-name="T354">equipo sin experiencia</text:span><text:span text:style-name="T355"><text:s/>entienda el estado del proyecto de un solo vistazo sin necesidad de dominar roles complejos.</text:span></text:p>
      <text:h text:style-name="Título2" text:outline-level="2"><text:bookmark-start text:name="_Toc221000832"/>5.3 Adaptación realista<text:bookmark-end text:name="_Toc221000832"/></text:h>
      <text:p text:style-name="P356"><text:span text:style-name="T357">a)</text:span><text:span text:style-name="T358"> In</text:span><text:span text:style-name="T359">dica </text:span><text:span text:style-name="T360">dos problemas reales</text:span><text:span text:style-name="T361"> que aparecerían usando la metodología elegida.</text:span></text:p>
      <text:p text:style-name="NormalWeb"><text:span text:style-name="T362">Falta de validación técnica:</text:span><text:s/>Al ser un equipo novato y no tener reuniones de revisión obligatorias, podrían estar programando mal la lógica de las citas sin que nadie les corrija a tiempo.</text:p>
      <text:soft-page-break/>
      <text:p text:style-name="NormalWeb"><text:span text:style-name="T363">Cuellos de botella:</text:span><text:s/>Si el cliente tarda semanas en aparecer para validar una tarea, las tarjetas se acumularán en la columna de "Pendiente de validar", bloqueando el tablero.</text:p>
      <text:p text:style-name="P364"/>
      <text:p text:style-name="P365"><text:span text:style-name="T366">b)</text:span><text:span text:style-name="T367"> Propón </text:span><text:span text:style-name="T368">ajustes concretos</text:span><text:span text:style-name="T369"> dentro de esa metodología para reducir esos problemas (sin mezclar metodologías).</text:span></text:p>
      <text:p text:style-name="P370"><text:span text:style-name="T371">Sistema de Validación Asíncrona:</text:span><text:span text:style-name="T372"><text:s/>Para no detener el flujo cuando el cliente no está, el equipo grabará un vídeo corto (demo de 2 minutos) por cada funcionalidad terminada y lo adjuntará a la tarjeta de Kanban. El cliente podrá validar las tareas desde su móvil o en su tiempo libre sin necesidad de una reunión presencial, permitiendo que las tarjetas sigan moviéndose en el tablero.</text:span></text:p>
      <text:p text:style-name="P373"><text:span text:style-name="T374">Inclusión de una columna de "Revisión Cruzada" (Peer Review):</text:span><text:span text:style-name="T375"><text:s/>Para asegurar la calidad sin depender de un experto externo, se añade un paso obligatorio en el tablero: ninguna tarea puede pasar a "Hecho" sin que otro compañero del equipo haya revisado el código y el funcionamiento. Esto fomenta que el equipo aprenda entre sí y se detecten errores de calidad de forma temprana.</text:span></text:p>
      <text:p text:style-name="P376"><text:span text:style-name="T377">c)</text:span><text:span text:style-name="T378"> Explica qué riesgos siguen existiendo, aunque se hagan esos ajustes.</text:span></text:p>
      <text:p text:style-name="NormalWeb"><text:span text:style-name="T379">Riesgo de Deuda Técnica:</text:span><text:s/>Aunque los compañeros se revisen el código entre sí, al ser todos inexpertos, existe el riesgo de que pasen por alto errores graves de seguridad o de base de datos que solo un perfil senior detectaría.</text:p>
      <text:p text:style-name="NormalWeb"><text:span text:style-name="T380">Riesgo de falta de alineación:</text:span><text:s/>La validación por vídeo (asíncrona) es útil, pero se pierde el matiz de la conversación. Puede que el cliente valide algo que cree entender, pero que al final del proyecto no encaje exactamente con lo que necesitaba, obligando a rehacer trabajo.</text:p>
      <text:h text:style-name="Título1" text:outline-level="1"><text:bookmark-start text:name="_Toc221000833"/>6. Decisión crítica<text:bookmark-end text:name="_Toc221000833"/></text:h>
      <text:p text:style-name="P381">Responde razonadamente:</text:p>
      <text:p text:style-name="P382">Si el proyecto se alarga dos años y el cliente cambia completamente el enfoque inicial,</text:p>
      <text:p text:style-name="P383">¿en qué momento exacto se notaría más el problema:</text:p>
      <text:p text:style-name="P384">•con una metodología tradicional</text:p>
      <text:p text:style-name="P385">•o con una metodología ágil?</text:p>
      <text:p text:style-name="P386"><text:span text:style-name="T387">El problema se notaría mucho más<text:s/></text:span><text:span text:style-name="T388">con una metodología tradicional (modelo en cascada)</text:span><text:span text:style-name="T389">. Mientras que en las metodologías ágiles los cambios se asimilan de forma progresiva, en el modelo tradicional el cambio de enfoque al cabo de dos años supone el colapso del proyecto.</text:span></text:p>
      <text:p text:style-name="P390"/>
      <text:p text:style-name="P391"/>
      <text:soft-page-break/>
      <text:p text:style-name="P392">Indica:</text:p>
      <text:p text:style-name="P393">•Fase o momento concreto</text:p>
      <text:p text:style-name="P394"><text:span text:style-name="T395">Se notaría en la<text:s/></text:span><text:span text:style-name="T396">fase de Pruebas finales o Entrega</text:span><text:span text:style-name="T397">. En el modelo tradicional, el cliente solo ve el producto terminado al final del ciclo de desarrollo. Si tras dos años de trabajo el enfoque ha cambiado, el equipo presentará una aplicación que cumple con unos requisitos de hace 24 meses que ya no tienen ninguna utilidad para el negocio actual.</text:span></text:p>
      <text:p text:style-name="P398"/>
      <text:p text:style-name="P399">•Impacto técnico</text:p>
      <text:p text:style-name="P400">El impacto es devastador. Como se construyó todo basándose en un diseño cerrado hace dos años, gran parte del código y la estructura de la base de datos no sirven para el nuevo enfoque. Habría que desechar casi todo el trabajo realizado ("tirar código a la basura").</text:p>
      <text:p text:style-name="P401">•Impacto organizativo.</text:p>
      <text:p text:style-name="P402">Provoca una crisis de confianza total entre el cliente y el equipo. El cliente siente que ha pagado por algo que ya no le sirve, y el equipo se siente frustrado por haber trabajado dos años en un producto que será descartado. El coste de pivotar en este punto es, a menudo, tan alto como empezar el proyecto de cero.</text:p>
      <text:h text:style-name="Título1" text:outline-level="1">7.Webgrafia</text:h>
      <text:p text:style-name="P403"><text:a xlink:href="https://experts-deny-b9a.craft.me/y3eKOUPLrtEM6g" office:target-frame-name="_top" xlink:show="replace"><text:span text:style-name="T404">https://experts-deny-b9a.craft.me/y3eKOUPLrtEM6g</text:span></text:a></text:p>
      <text:p text:style-name="P405"><text:a xlink:href="https://instituteprojectmanagement.com/es/blog/que-es-la-metodologia-en-cascada-todo-lo-que-necesitas-saber/" office:target-frame-name="_top" xlink:show="replace"><text:span text:style-name="T406">https://instituteprojectmanagement.com/es/blog/que-es-la-metodologia-en-cascada-todo-l</text:span><text:bookmark-start text:name="_Hlt221004810"/><text:bookmark-start text:name="_Hlt221004811"/><text:span text:style-name="T407">o</text:span><text:bookmark-end text:name="_Hlt221004810"/><text:bookmark-end text:name="_Hlt221004811"/><text:span text:style-name="T408">-que-necesitas-saber/</text:span></text:a><text:span text:style-name="T409"><text:s/></text:span></text:p>
      <text:p text:style-name="Normal"><text:a xlink:href="https://www.paradigmadigital.com/techbiz/11-males-mas-comunes-retrospectivas-escalados/" office:target-frame-name="_top" xlink:show="replace"><text:span text:style-name="T410">https://www.paradigmadigital.com/techbiz/11-males-mas-comunes-retrospectivas-esca</text:span><text:bookmark-start text:name="_Hlt221004803"/><text:bookmark-start text:name="_Hlt221004804"/><text:span text:style-name="T411">l</text:span><text:bookmark-end text:name="_Hlt221004803"/><text:bookmark-end text:name="_Hlt221004804"/><text:span text:style-name="T412">ados/</text:span></text:a></text:p>
      <text:p text:style-name="P413"/>
      <text:p text:style-name="P414"/>
      <text:p text:style-name="P415"/>
      <text:p text:style-name="P416"/>
      <text:p text:style-name="P417"/>
      <text:p text:style-name="P418"/>
      <text:p text:style-name="P419"/>
      <text:p text:style-name="P420"/>
      <text:p text:style-name="P4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venirNextRoundedW04-Medium" svg:font-family="AvenirNextRoundedW04-Medium" style:font-family-generic="swiss"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6pt" style:font-size-asian="16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ítuloTDC" style:display-name="Título TDC" style:family="paragraph" style:parent-style-name="Título1" style:next-style-name="Normal" style:default-outline-level="1">
      <style:paragraph-properties fo:margin-top="0.1666in" fo:margin-bottom="0in" fo:line-height="106%"/>
      <style:text-properties style:font-name="Calibri Light" fo:font-weight="normal" style:font-weight-asian="normal" fo:color="#2F5496" style:letter-kerning="false"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Sinespaciado" style:display-name="Sin espaciado" style:family="paragraph">
      <style:paragraph-properties style:vertical-align="auto" fo:margin-bottom="0in" fo:line-height="100%"/>
      <style:text-properties style:font-name="Calibri" style:font-name-asian="Times New Roman" style:font-name-complex="Times New Roman" style:letter-kerning="false" fo:font-size="11pt" style:font-size-asian="11pt" style:font-size-complex="11pt" style:language-asian="es" style:country-asian="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style>
    <style:style style:name="citation-198" style:display-name="citation-198" style:family="text" style:parent-style-name="Fuentedepárrafopredeter."/>
    <style:style style:name="Default" style:display-name="Default" style:family="paragraph">
      <style:paragraph-properties style:text-autospace="none" style:vertical-align="auto" fo:margin-bottom="0in" fo:line-height="100%"/>
      <style:text-properties style:font-name="AvenirNextRoundedW04-Medium" style:font-name-complex="AvenirNextRoundedW04-Medium" fo:color="#000000" style:letter-kerning="false" fo:hyphenate="true"/>
    </style:style>
    <style:style style:name="citation-196" style:display-name="citation-196" style:family="text" style:parent-style-name="Fuentedepárrafopredeter."/>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REA 5.1 - Metodologías de desarrollo de software</dc:title>
    <dc:description/>
    <dc:subject/>
    <meta:initial-creator>alumno</meta:initial-creator>
    <dc:creator>Cristina Sandoval</dc:creator>
    <meta:creation-date>2026-02-03T09:02:00Z</meta:creation-date>
    <dc:date>2026-02-04T09:16:00Z</dc:date>
    <meta:print-date>2026-02-04T09:16:00Z</meta:print-date>
    <meta:template xlink:href="Normal" xlink:type="simple"/>
    <meta:editing-cycles>4</meta:editing-cycles>
    <meta:editing-duration>PT2880S</meta:editing-duration>
    <meta:document-statistic meta:page-count="12" meta:paragraph-count="40" meta:word-count="3159" meta:character-count="20497" meta:row-count="144" meta:non-whitespace-character-count="17378"/>
  </office:meta>
</office:document-meta>
</file>